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5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785cm"/>
    </style:style>
    <style:style style:name="co4" style:family="table-column">
      <style:table-column-properties fo:break-before="auto" style:column-width="3.13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number-columns-repeated="8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Jitter:DDP</text:p>
          </table:table-cell>
          <table:table-cell office:value-type="string">
            <text:p>Shimmer:APQ3</text:p>
          </table:table-cell>
          <table:table-cell office:value-type="string">
            <text:p>Shimmer:APQ5</text:p>
          </table:table-cell>
          <table:table-cell office:value-type="string">
            <text:p>Shimmer:DDA</text:p>
          </table:table-cell>
          <table:table-cell office:value-type="string">
            <text:p>HNR</text:p>
          </table:table-cell>
          <table:table-cell office:value-type="string">
            <text:p>status</text:p>
          </table:table-cell>
          <table:table-cell office:value-type="string">
            <text:p>AGE</text:p>
          </table:table-cell>
          <table:table-cell office:value-type="string">
            <text:p>SEX</text:p>
          </table:table-cell>
          <table:table-cell table:number-columns-repeated="4"/>
        </table:table-row>
        <table:table-row table:style-name="ro1">
          <table:table-cell office:value-type="string">
            <text:p>phon_R01_S01_1</text:p>
          </table:table-cell>
          <table:table-cell office:value-type="string">
            <text:p>0.01109</text:p>
          </table:table-cell>
          <table:table-cell office:value-type="string">
            <text:p>0.02182</text:p>
          </table:table-cell>
          <table:table-cell office:value-type="string">
            <text:p>0.03130</text:p>
          </table:table-cell>
          <table:table-cell office:value-type="string">
            <text:p>0.06545</text:p>
          </table:table-cell>
          <table:table-cell office:value-type="string">
            <text:p>21.03300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MALE=0</text:p>
          </table:table-cell>
        </table:table-row>
        <table:table-row table:style-name="ro1">
          <table:table-cell office:value-type="string">
            <text:p>phon_R01_S01_2</text:p>
          </table:table-cell>
          <table:table-cell office:value-type="string">
            <text:p>0.01394</text:p>
          </table:table-cell>
          <table:table-cell office:value-type="string">
            <text:p>0.03134</text:p>
          </table:table-cell>
          <table:table-cell office:value-type="string">
            <text:p>0.04518</text:p>
          </table:table-cell>
          <table:table-cell office:value-type="string">
            <text:p>0.09403</text:p>
          </table:table-cell>
          <table:table-cell office:value-type="string">
            <text:p>19.08500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FEMALE=1</text:p>
          </table:table-cell>
        </table:table-row>
        <table:table-row table:style-name="ro1">
          <table:table-cell office:value-type="string">
            <text:p>phon_R01_S01_3</text:p>
          </table:table-cell>
          <table:table-cell office:value-type="string">
            <text:p>0.01633</text:p>
          </table:table-cell>
          <table:table-cell office:value-type="string">
            <text:p>0.02757</text:p>
          </table:table-cell>
          <table:table-cell office:value-type="string">
            <text:p>0.03858</text:p>
          </table:table-cell>
          <table:table-cell office:value-type="string">
            <text:p>0.08270</text:p>
          </table:table-cell>
          <table:table-cell office:value-type="string">
            <text:p>20.65100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01_4</text:p>
          </table:table-cell>
          <table:table-cell office:value-type="string">
            <text:p>0.01505</text:p>
          </table:table-cell>
          <table:table-cell office:value-type="string">
            <text:p>0.02924</text:p>
          </table:table-cell>
          <table:table-cell office:value-type="string">
            <text:p>0.04005</text:p>
          </table:table-cell>
          <table:table-cell office:value-type="string">
            <text:p>0.08771</text:p>
          </table:table-cell>
          <table:table-cell office:value-type="string">
            <text:p>20.64400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01_5</text:p>
          </table:table-cell>
          <table:table-cell office:value-type="string">
            <text:p>0.01966</text:p>
          </table:table-cell>
          <table:table-cell office:value-type="string">
            <text:p>0.03490</text:p>
          </table:table-cell>
          <table:table-cell office:value-type="string">
            <text:p>0.04825</text:p>
          </table:table-cell>
          <table:table-cell office:value-type="string">
            <text:p>0.10470</text:p>
          </table:table-cell>
          <table:table-cell office:value-type="string">
            <text:p>19.64900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01_6</text:p>
          </table:table-cell>
          <table:table-cell office:value-type="string">
            <text:p>0.01388</text:p>
          </table:table-cell>
          <table:table-cell office:value-type="string">
            <text:p>0.02328</text:p>
          </table:table-cell>
          <table:table-cell office:value-type="string">
            <text:p>0.03526</text:p>
          </table:table-cell>
          <table:table-cell office:value-type="string">
            <text:p>0.06985</text:p>
          </table:table-cell>
          <table:table-cell office:value-type="string">
            <text:p>21.37800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02_1</text:p>
          </table:table-cell>
          <table:table-cell office:value-type="string">
            <text:p>0.00466</text:p>
          </table:table-cell>
          <table:table-cell office:value-type="string">
            <text:p>0.00779</text:p>
          </table:table-cell>
          <table:table-cell office:value-type="string">
            <text:p>0.00937</text:p>
          </table:table-cell>
          <table:table-cell office:value-type="string">
            <text:p>0.02337</text:p>
          </table:table-cell>
          <table:table-cell office:value-type="string">
            <text:p>24.8860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02_2</text:p>
          </table:table-cell>
          <table:table-cell office:value-type="string">
            <text:p>0.00431</text:p>
          </table:table-cell>
          <table:table-cell office:value-type="string">
            <text:p>0.00829</text:p>
          </table:table-cell>
          <table:table-cell office:value-type="string">
            <text:p>0.00946</text:p>
          </table:table-cell>
          <table:table-cell office:value-type="string">
            <text:p>0.02487</text:p>
          </table:table-cell>
          <table:table-cell office:value-type="string">
            <text:p>26.8920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02_3</text:p>
          </table:table-cell>
          <table:table-cell office:value-type="string">
            <text:p>0.00880</text:p>
          </table:table-cell>
          <table:table-cell office:value-type="string">
            <text:p>0.01073</text:p>
          </table:table-cell>
          <table:table-cell office:value-type="string">
            <text:p>0.01277</text:p>
          </table:table-cell>
          <table:table-cell office:value-type="string">
            <text:p>0.03218</text:p>
          </table:table-cell>
          <table:table-cell office:value-type="string">
            <text:p>21.8120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02_4</text:p>
          </table:table-cell>
          <table:table-cell office:value-type="string">
            <text:p>0.00803</text:p>
          </table:table-cell>
          <table:table-cell office:value-type="string">
            <text:p>0.01441</text:p>
          </table:table-cell>
          <table:table-cell office:value-type="string">
            <text:p>0.01725</text:p>
          </table:table-cell>
          <table:table-cell office:value-type="string">
            <text:p>0.04324</text:p>
          </table:table-cell>
          <table:table-cell office:value-type="string">
            <text:p>21.8620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02_5</text:p>
          </table:table-cell>
          <table:table-cell office:value-type="string">
            <text:p>0.00763</text:p>
          </table:table-cell>
          <table:table-cell office:value-type="string">
            <text:p>0.01079</text:p>
          </table:table-cell>
          <table:table-cell office:value-type="string">
            <text:p>0.01342</text:p>
          </table:table-cell>
          <table:table-cell office:value-type="string">
            <text:p>0.03237</text:p>
          </table:table-cell>
          <table:table-cell office:value-type="string">
            <text:p>21.1180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02_6</text:p>
          </table:table-cell>
          <table:table-cell office:value-type="string">
            <text:p>0.00844</text:p>
          </table:table-cell>
          <table:table-cell office:value-type="string">
            <text:p>0.01424</text:p>
          </table:table-cell>
          <table:table-cell office:value-type="string">
            <text:p>0.01641</text:p>
          </table:table-cell>
          <table:table-cell office:value-type="string">
            <text:p>0.04272</text:p>
          </table:table-cell>
          <table:table-cell office:value-type="string">
            <text:p>21.4140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04_1</text:p>
          </table:table-cell>
          <table:table-cell office:value-type="string">
            <text:p>0.00355</text:p>
          </table:table-cell>
          <table:table-cell office:value-type="string">
            <text:p>0.00656</text:p>
          </table:table-cell>
          <table:table-cell office:value-type="string">
            <text:p>0.00717</text:p>
          </table:table-cell>
          <table:table-cell office:value-type="string">
            <text:p>0.01968</text:p>
          </table:table-cell>
          <table:table-cell office:value-type="string">
            <text:p>25.7030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04_2</text:p>
          </table:table-cell>
          <table:table-cell office:value-type="string">
            <text:p>0.00496</text:p>
          </table:table-cell>
          <table:table-cell office:value-type="string">
            <text:p>0.00728</text:p>
          </table:table-cell>
          <table:table-cell office:value-type="string">
            <text:p>0.00932</text:p>
          </table:table-cell>
          <table:table-cell office:value-type="string">
            <text:p>0.02184</text:p>
          </table:table-cell>
          <table:table-cell office:value-type="string">
            <text:p>24.8890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04_3</text:p>
          </table:table-cell>
          <table:table-cell office:value-type="string">
            <text:p>0.00364</text:p>
          </table:table-cell>
          <table:table-cell office:value-type="string">
            <text:p>0.01064</text:p>
          </table:table-cell>
          <table:table-cell office:value-type="string">
            <text:p>0.00972</text:p>
          </table:table-cell>
          <table:table-cell office:value-type="string">
            <text:p>0.03191</text:p>
          </table:table-cell>
          <table:table-cell office:value-type="string">
            <text:p>24.9220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04_4</text:p>
          </table:table-cell>
          <table:table-cell office:value-type="string">
            <text:p>0.00471</text:p>
          </table:table-cell>
          <table:table-cell office:value-type="string">
            <text:p>0.00772</text:p>
          </table:table-cell>
          <table:table-cell office:value-type="string">
            <text:p>0.00888</text:p>
          </table:table-cell>
          <table:table-cell office:value-type="string">
            <text:p>0.02316</text:p>
          </table:table-cell>
          <table:table-cell office:value-type="string">
            <text:p>25.1750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04_5</text:p>
          </table:table-cell>
          <table:table-cell office:value-type="string">
            <text:p>0.00632</text:p>
          </table:table-cell>
          <table:table-cell office:value-type="string">
            <text:p>0.00969</text:p>
          </table:table-cell>
          <table:table-cell office:value-type="string">
            <text:p>0.01200</text:p>
          </table:table-cell>
          <table:table-cell office:value-type="string">
            <text:p>0.02908</text:p>
          </table:table-cell>
          <table:table-cell office:value-type="string">
            <text:p>22.3330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04_6</text:p>
          </table:table-cell>
          <table:table-cell office:value-type="string">
            <text:p>0.00853</text:p>
          </table:table-cell>
          <table:table-cell office:value-type="string">
            <text:p>0.01441</text:p>
          </table:table-cell>
          <table:table-cell office:value-type="string">
            <text:p>0.01893</text:p>
          </table:table-cell>
          <table:table-cell office:value-type="string">
            <text:p>0.04322</text:p>
          </table:table-cell>
          <table:table-cell office:value-type="string">
            <text:p>20.3760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05_1</text:p>
          </table:table-cell>
          <table:table-cell office:value-type="string">
            <text:p>0.01092</text:p>
          </table:table-cell>
          <table:table-cell office:value-type="string">
            <text:p>0.02471</text:p>
          </table:table-cell>
          <table:table-cell office:value-type="string">
            <text:p>0.03572</text:p>
          </table:table-cell>
          <table:table-cell office:value-type="string">
            <text:p>0.07413</text:p>
          </table:table-cell>
          <table:table-cell office:value-type="string">
            <text:p>17.2800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phon_R01_S05_2</text:p>
          </table:table-cell>
          <table:table-cell office:value-type="string">
            <text:p>0.01116</text:p>
          </table:table-cell>
          <table:table-cell office:value-type="string">
            <text:p>0.01721</text:p>
          </table:table-cell>
          <table:table-cell office:value-type="string">
            <text:p>0.02374</text:p>
          </table:table-cell>
          <table:table-cell office:value-type="string">
            <text:p>0.05164</text:p>
          </table:table-cell>
          <table:table-cell office:value-type="string">
            <text:p>17.1530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phon_R01_S05_3</text:p>
          </table:table-cell>
          <table:table-cell office:value-type="string">
            <text:p>0.01285</text:p>
          </table:table-cell>
          <table:table-cell office:value-type="string">
            <text:p>0.01667</text:p>
          </table:table-cell>
          <table:table-cell office:value-type="string">
            <text:p>0.02383</text:p>
          </table:table-cell>
          <table:table-cell office:value-type="string">
            <text:p>0.05000</text:p>
          </table:table-cell>
          <table:table-cell office:value-type="string">
            <text:p>17.5360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phon_R01_S05_4</text:p>
          </table:table-cell>
          <table:table-cell office:value-type="string">
            <text:p>0.00696</text:p>
          </table:table-cell>
          <table:table-cell office:value-type="string">
            <text:p>0.02021</text:p>
          </table:table-cell>
          <table:table-cell office:value-type="string">
            <text:p>0.02591</text:p>
          </table:table-cell>
          <table:table-cell office:value-type="string">
            <text:p>0.06062</text:p>
          </table:table-cell>
          <table:table-cell office:value-type="string">
            <text:p>19.4930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phon_R01_S05_5</text:p>
          </table:table-cell>
          <table:table-cell office:value-type="string">
            <text:p>0.00661</text:p>
          </table:table-cell>
          <table:table-cell office:value-type="string">
            <text:p>0.02228</text:p>
          </table:table-cell>
          <table:table-cell office:value-type="string">
            <text:p>0.02540</text:p>
          </table:table-cell>
          <table:table-cell office:value-type="string">
            <text:p>0.06685</text:p>
          </table:table-cell>
          <table:table-cell office:value-type="string">
            <text:p>22.4680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phon_R01_S05_6</text:p>
          </table:table-cell>
          <table:table-cell office:value-type="string">
            <text:p>0.00663</text:p>
          </table:table-cell>
          <table:table-cell office:value-type="string">
            <text:p>0.02187</text:p>
          </table:table-cell>
          <table:table-cell office:value-type="string">
            <text:p>0.02470</text:p>
          </table:table-cell>
          <table:table-cell office:value-type="string">
            <text:p>0.06562</text:p>
          </table:table-cell>
          <table:table-cell office:value-type="string">
            <text:p>20.4220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phon_R01_S06_1</text:p>
          </table:table-cell>
          <table:table-cell office:value-type="string">
            <text:p>0.01140</text:p>
          </table:table-cell>
          <table:table-cell office:value-type="string">
            <text:p>0.00738</text:p>
          </table:table-cell>
          <table:table-cell office:value-type="string">
            <text:p>0.00948</text:p>
          </table:table-cell>
          <table:table-cell office:value-type="string">
            <text:p>0.02214</text:p>
          </table:table-cell>
          <table:table-cell office:value-type="string">
            <text:p>23.8310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phon_R01_S06_2</text:p>
          </table:table-cell>
          <table:table-cell office:value-type="string">
            <text:p>0.00948</text:p>
          </table:table-cell>
          <table:table-cell office:value-type="string">
            <text:p>0.01732</text:p>
          </table:table-cell>
          <table:table-cell office:value-type="string">
            <text:p>0.02245</text:p>
          </table:table-cell>
          <table:table-cell office:value-type="string">
            <text:p>0.05197</text:p>
          </table:table-cell>
          <table:table-cell office:value-type="string">
            <text:p>22.0660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phon_R01_S06_3</text:p>
          </table:table-cell>
          <table:table-cell office:value-type="string">
            <text:p>0.00750</text:p>
          </table:table-cell>
          <table:table-cell office:value-type="string">
            <text:p>0.00889</text:p>
          </table:table-cell>
          <table:table-cell office:value-type="string">
            <text:p>0.01169</text:p>
          </table:table-cell>
          <table:table-cell office:value-type="string">
            <text:p>0.02666</text:p>
          </table:table-cell>
          <table:table-cell office:value-type="string">
            <text:p>25.9080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phon_R01_S06_4</text:p>
          </table:table-cell>
          <table:table-cell office:value-type="string">
            <text:p>0.00749</text:p>
          </table:table-cell>
          <table:table-cell office:value-type="string">
            <text:p>0.00883</text:p>
          </table:table-cell>
          <table:table-cell office:value-type="string">
            <text:p>0.01144</text:p>
          </table:table-cell>
          <table:table-cell office:value-type="string">
            <text:p>0.02650</text:p>
          </table:table-cell>
          <table:table-cell office:value-type="string">
            <text:p>25.1190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phon_R01_S06_5</text:p>
          </table:table-cell>
          <table:table-cell office:value-type="string">
            <text:p>0.00476</text:p>
          </table:table-cell>
          <table:table-cell office:value-type="string">
            <text:p>0.00769</text:p>
          </table:table-cell>
          <table:table-cell office:value-type="string">
            <text:p>0.01012</text:p>
          </table:table-cell>
          <table:table-cell office:value-type="string">
            <text:p>0.02307</text:p>
          </table:table-cell>
          <table:table-cell office:value-type="string">
            <text:p>25.9700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phon_R01_S06_6</text:p>
          </table:table-cell>
          <table:table-cell office:value-type="string">
            <text:p>0.00841</text:p>
          </table:table-cell>
          <table:table-cell office:value-type="string">
            <text:p>0.00793</text:p>
          </table:table-cell>
          <table:table-cell office:value-type="string">
            <text:p>0.01057</text:p>
          </table:table-cell>
          <table:table-cell office:value-type="string">
            <text:p>0.02380</text:p>
          </table:table-cell>
          <table:table-cell office:value-type="string">
            <text:p>25.6780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phon_R01_S07_1</text:p>
          </table:table-cell>
          <table:table-cell office:value-type="string">
            <text:p>0.00498</text:p>
          </table:table-cell>
          <table:table-cell office:value-type="string">
            <text:p>0.00563</text:p>
          </table:table-cell>
          <table:table-cell office:value-type="string">
            <text:p>0.00680</text:p>
          </table:table-cell>
          <table:table-cell office:value-type="string">
            <text:p>0.01689</text:p>
          </table:table-cell>
          <table:table-cell office:value-type="string">
            <text:p>26.77500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phon_R01_S07_2</text:p>
          </table:table-cell>
          <table:table-cell office:value-type="string">
            <text:p>0.00402</text:p>
          </table:table-cell>
          <table:table-cell office:value-type="string">
            <text:p>0.00504</text:p>
          </table:table-cell>
          <table:table-cell office:value-type="string">
            <text:p>0.00641</text:p>
          </table:table-cell>
          <table:table-cell office:value-type="string">
            <text:p>0.01513</text:p>
          </table:table-cell>
          <table:table-cell office:value-type="string">
            <text:p>30.94000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phon_R01_S07_3</text:p>
          </table:table-cell>
          <table:table-cell office:value-type="string">
            <text:p>0.00339</text:p>
          </table:table-cell>
          <table:table-cell office:value-type="string">
            <text:p>0.00640</text:p>
          </table:table-cell>
          <table:table-cell office:value-type="string">
            <text:p>0.00825</text:p>
          </table:table-cell>
          <table:table-cell office:value-type="string">
            <text:p>0.01919</text:p>
          </table:table-cell>
          <table:table-cell office:value-type="string">
            <text:p>30.77500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phon_R01_S07_4</text:p>
          </table:table-cell>
          <table:table-cell office:value-type="string">
            <text:p>0.00278</text:p>
          </table:table-cell>
          <table:table-cell office:value-type="string">
            <text:p>0.00469</text:p>
          </table:table-cell>
          <table:table-cell office:value-type="string">
            <text:p>0.00606</text:p>
          </table:table-cell>
          <table:table-cell office:value-type="string">
            <text:p>0.01407</text:p>
          </table:table-cell>
          <table:table-cell office:value-type="string">
            <text:p>32.68400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phon_R01_S07_5</text:p>
          </table:table-cell>
          <table:table-cell office:value-type="string">
            <text:p>0.00283</text:p>
          </table:table-cell>
          <table:table-cell office:value-type="string">
            <text:p>0.00468</text:p>
          </table:table-cell>
          <table:table-cell office:value-type="string">
            <text:p>0.00610</text:p>
          </table:table-cell>
          <table:table-cell office:value-type="string">
            <text:p>0.01403</text:p>
          </table:table-cell>
          <table:table-cell office:value-type="string">
            <text:p>33.04700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phon_R01_S07_6</text:p>
          </table:table-cell>
          <table:table-cell office:value-type="string">
            <text:p>0.00314</text:p>
          </table:table-cell>
          <table:table-cell office:value-type="string">
            <text:p>0.00586</text:p>
          </table:table-cell>
          <table:table-cell office:value-type="string">
            <text:p>0.00760</text:p>
          </table:table-cell>
          <table:table-cell office:value-type="string">
            <text:p>0.01758</text:p>
          </table:table-cell>
          <table:table-cell office:value-type="string">
            <text:p>31.73200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phon_R01_S08_1</text:p>
          </table:table-cell>
          <table:table-cell office:value-type="string">
            <text:p>0.00700</text:p>
          </table:table-cell>
          <table:table-cell office:value-type="string">
            <text:p>0.01154</text:p>
          </table:table-cell>
          <table:table-cell office:value-type="string">
            <text:p>0.01347</text:p>
          </table:table-cell>
          <table:table-cell office:value-type="string">
            <text:p>0.03463</text:p>
          </table:table-cell>
          <table:table-cell office:value-type="string">
            <text:p>23.2160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phon_R01_S08_2</text:p>
          </table:table-cell>
          <table:table-cell office:value-type="string">
            <text:p>0.00616</text:p>
          </table:table-cell>
          <table:table-cell office:value-type="string">
            <text:p>0.00938</text:p>
          </table:table-cell>
          <table:table-cell office:value-type="string">
            <text:p>0.01160</text:p>
          </table:table-cell>
          <table:table-cell office:value-type="string">
            <text:p>0.02814</text:p>
          </table:table-cell>
          <table:table-cell office:value-type="string">
            <text:p>24.9510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phon_R01_S08_3</text:p>
          </table:table-cell>
          <table:table-cell office:value-type="string">
            <text:p>0.00459</text:p>
          </table:table-cell>
          <table:table-cell office:value-type="string">
            <text:p>0.00726</text:p>
          </table:table-cell>
          <table:table-cell office:value-type="string">
            <text:p>0.00885</text:p>
          </table:table-cell>
          <table:table-cell office:value-type="string">
            <text:p>0.02177</text:p>
          </table:table-cell>
          <table:table-cell office:value-type="string">
            <text:p>26.7380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phon_R01_S08_4</text:p>
          </table:table-cell>
          <table:table-cell office:value-type="string">
            <text:p>0.00504</text:p>
          </table:table-cell>
          <table:table-cell office:value-type="string">
            <text:p>0.00829</text:p>
          </table:table-cell>
          <table:table-cell office:value-type="string">
            <text:p>0.01003</text:p>
          </table:table-cell>
          <table:table-cell office:value-type="string">
            <text:p>0.02488</text:p>
          </table:table-cell>
          <table:table-cell office:value-type="string">
            <text:p>26.3100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phon_R01_S08_5</text:p>
          </table:table-cell>
          <table:table-cell office:value-type="string">
            <text:p>0.00496</text:p>
          </table:table-cell>
          <table:table-cell office:value-type="string">
            <text:p>0.00774</text:p>
          </table:table-cell>
          <table:table-cell office:value-type="string">
            <text:p>0.00941</text:p>
          </table:table-cell>
          <table:table-cell office:value-type="string">
            <text:p>0.02321</text:p>
          </table:table-cell>
          <table:table-cell office:value-type="string">
            <text:p>26.8220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phon_R01_S08_6</text:p>
          </table:table-cell>
          <table:table-cell office:value-type="string">
            <text:p>0.00403</text:p>
          </table:table-cell>
          <table:table-cell office:value-type="string">
            <text:p>0.00742</text:p>
          </table:table-cell>
          <table:table-cell office:value-type="string">
            <text:p>0.00901</text:p>
          </table:table-cell>
          <table:table-cell office:value-type="string">
            <text:p>0.02226</text:p>
          </table:table-cell>
          <table:table-cell office:value-type="string">
            <text:p>26.4530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phon_R01_S10_1</text:p>
          </table:table-cell>
          <table:table-cell office:value-type="string">
            <text:p>0.00507</text:p>
          </table:table-cell>
          <table:table-cell office:value-type="string">
            <text:p>0.01035</text:p>
          </table:table-cell>
          <table:table-cell office:value-type="string">
            <text:p>0.01024</text:p>
          </table:table-cell>
          <table:table-cell office:value-type="string">
            <text:p>0.03104</text:p>
          </table:table-cell>
          <table:table-cell office:value-type="string">
            <text:p>22.73600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phon_R01_S10_2</text:p>
          </table:table-cell>
          <table:table-cell office:value-type="string">
            <text:p>0.00470</text:p>
          </table:table-cell>
          <table:table-cell office:value-type="string">
            <text:p>0.01006</text:p>
          </table:table-cell>
          <table:table-cell office:value-type="string">
            <text:p>0.01038</text:p>
          </table:table-cell>
          <table:table-cell office:value-type="string">
            <text:p>0.03017</text:p>
          </table:table-cell>
          <table:table-cell office:value-type="string">
            <text:p>23.14500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phon_R01_S10_3</text:p>
          </table:table-cell>
          <table:table-cell office:value-type="string">
            <text:p>0.00327</text:p>
          </table:table-cell>
          <table:table-cell office:value-type="string">
            <text:p>0.00777</text:p>
          </table:table-cell>
          <table:table-cell office:value-type="string">
            <text:p>0.00898</text:p>
          </table:table-cell>
          <table:table-cell office:value-type="string">
            <text:p>0.02330</text:p>
          </table:table-cell>
          <table:table-cell office:value-type="string">
            <text:p>25.36800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phon_R01_S10_4</text:p>
          </table:table-cell>
          <table:table-cell office:value-type="string">
            <text:p>0.00350</text:p>
          </table:table-cell>
          <table:table-cell office:value-type="string">
            <text:p>0.00847</text:p>
          </table:table-cell>
          <table:table-cell office:value-type="string">
            <text:p>0.00879</text:p>
          </table:table-cell>
          <table:table-cell office:value-type="string">
            <text:p>0.02542</text:p>
          </table:table-cell>
          <table:table-cell office:value-type="string">
            <text:p>25.03200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phon_R01_S10_5</text:p>
          </table:table-cell>
          <table:table-cell office:value-type="string">
            <text:p>0.00380</text:p>
          </table:table-cell>
          <table:table-cell office:value-type="string">
            <text:p>0.00906</text:p>
          </table:table-cell>
          <table:table-cell office:value-type="string">
            <text:p>0.00977</text:p>
          </table:table-cell>
          <table:table-cell office:value-type="string">
            <text:p>0.02719</text:p>
          </table:table-cell>
          <table:table-cell office:value-type="string">
            <text:p>24.60200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phon_R01_S10_6</text:p>
          </table:table-cell>
          <table:table-cell office:value-type="string">
            <text:p>0.00276</text:p>
          </table:table-cell>
          <table:table-cell office:value-type="string">
            <text:p>0.00614</text:p>
          </table:table-cell>
          <table:table-cell office:value-type="string">
            <text:p>0.00730</text:p>
          </table:table-cell>
          <table:table-cell office:value-type="string">
            <text:p>0.01841</text:p>
          </table:table-cell>
          <table:table-cell office:value-type="string">
            <text:p>26.80500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phon_R01_S13_1</text:p>
          </table:table-cell>
          <table:table-cell office:value-type="string">
            <text:p>0.00507</text:p>
          </table:table-cell>
          <table:table-cell office:value-type="string">
            <text:p>0.00855</text:p>
          </table:table-cell>
          <table:table-cell office:value-type="string">
            <text:p>0.00776</text:p>
          </table:table-cell>
          <table:table-cell office:value-type="string">
            <text:p>0.02566</text:p>
          </table:table-cell>
          <table:table-cell office:value-type="string">
            <text:p>23.16200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13_2</text:p>
          </table:table-cell>
          <table:table-cell office:value-type="string">
            <text:p>0.00373</text:p>
          </table:table-cell>
          <table:table-cell office:value-type="string">
            <text:p>0.00930</text:p>
          </table:table-cell>
          <table:table-cell office:value-type="string">
            <text:p>0.00802</text:p>
          </table:table-cell>
          <table:table-cell office:value-type="string">
            <text:p>0.02789</text:p>
          </table:table-cell>
          <table:table-cell office:value-type="string">
            <text:p>24.97100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13_3</text:p>
          </table:table-cell>
          <table:table-cell office:value-type="string">
            <text:p>0.00422</text:p>
          </table:table-cell>
          <table:table-cell office:value-type="string">
            <text:p>0.01241</text:p>
          </table:table-cell>
          <table:table-cell office:value-type="string">
            <text:p>0.01024</text:p>
          </table:table-cell>
          <table:table-cell office:value-type="string">
            <text:p>0.03724</text:p>
          </table:table-cell>
          <table:table-cell office:value-type="string">
            <text:p>25.13500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13_4</text:p>
          </table:table-cell>
          <table:table-cell office:value-type="string">
            <text:p>0.00393</text:p>
          </table:table-cell>
          <table:table-cell office:value-type="string">
            <text:p>0.01143</text:p>
          </table:table-cell>
          <table:table-cell office:value-type="string">
            <text:p>0.00959</text:p>
          </table:table-cell>
          <table:table-cell office:value-type="string">
            <text:p>0.03429</text:p>
          </table:table-cell>
          <table:table-cell office:value-type="string">
            <text:p>25.03000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13_5</text:p>
          </table:table-cell>
          <table:table-cell office:value-type="string">
            <text:p>0.00411</text:p>
          </table:table-cell>
          <table:table-cell office:value-type="string">
            <text:p>0.01323</text:p>
          </table:table-cell>
          <table:table-cell office:value-type="string">
            <text:p>0.01072</text:p>
          </table:table-cell>
          <table:table-cell office:value-type="string">
            <text:p>0.03969</text:p>
          </table:table-cell>
          <table:table-cell office:value-type="string">
            <text:p>24.69200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13_6</text:p>
          </table:table-cell>
          <table:table-cell office:value-type="string">
            <text:p>0.00495</text:p>
          </table:table-cell>
          <table:table-cell office:value-type="string">
            <text:p>0.01396</text:p>
          </table:table-cell>
          <table:table-cell office:value-type="string">
            <text:p>0.01219</text:p>
          </table:table-cell>
          <table:table-cell office:value-type="string">
            <text:p>0.04188</text:p>
          </table:table-cell>
          <table:table-cell office:value-type="string">
            <text:p>25.42900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16_1</text:p>
          </table:table-cell>
          <table:table-cell office:value-type="string">
            <text:p>0.01046</text:p>
          </table:table-cell>
          <table:table-cell office:value-type="string">
            <text:p>0.01483</text:p>
          </table:table-cell>
          <table:table-cell office:value-type="string">
            <text:p>0.01609</text:p>
          </table:table-cell>
          <table:table-cell office:value-type="string">
            <text:p>0.04450</text:p>
          </table:table-cell>
          <table:table-cell office:value-type="string">
            <text:p>21.0280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16_2</text:p>
          </table:table-cell>
          <table:table-cell office:value-type="string">
            <text:p>0.01193</text:p>
          </table:table-cell>
          <table:table-cell office:value-type="string">
            <text:p>0.01789</text:p>
          </table:table-cell>
          <table:table-cell office:value-type="string">
            <text:p>0.01992</text:p>
          </table:table-cell>
          <table:table-cell office:value-type="string">
            <text:p>0.05368</text:p>
          </table:table-cell>
          <table:table-cell office:value-type="string">
            <text:p>20.7670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16_3</text:p>
          </table:table-cell>
          <table:table-cell office:value-type="string">
            <text:p>0.01056</text:p>
          </table:table-cell>
          <table:table-cell office:value-type="string">
            <text:p>0.02032</text:p>
          </table:table-cell>
          <table:table-cell office:value-type="string">
            <text:p>0.02302</text:p>
          </table:table-cell>
          <table:table-cell office:value-type="string">
            <text:p>0.06097</text:p>
          </table:table-cell>
          <table:table-cell office:value-type="string">
            <text:p>21.4220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16_4</text:p>
          </table:table-cell>
          <table:table-cell office:value-type="string">
            <text:p>0.00898</text:p>
          </table:table-cell>
          <table:table-cell office:value-type="string">
            <text:p>0.01189</text:p>
          </table:table-cell>
          <table:table-cell office:value-type="string">
            <text:p>0.01459</text:p>
          </table:table-cell>
          <table:table-cell office:value-type="string">
            <text:p>0.03568</text:p>
          </table:table-cell>
          <table:table-cell office:value-type="string">
            <text:p>22.8170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16_5</text:p>
          </table:table-cell>
          <table:table-cell office:value-type="string">
            <text:p>0.01003</text:p>
          </table:table-cell>
          <table:table-cell office:value-type="string">
            <text:p>0.01394</text:p>
          </table:table-cell>
          <table:table-cell office:value-type="string">
            <text:p>0.01625</text:p>
          </table:table-cell>
          <table:table-cell office:value-type="string">
            <text:p>0.04183</text:p>
          </table:table-cell>
          <table:table-cell office:value-type="string">
            <text:p>22.6030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16_6</text:p>
          </table:table-cell>
          <table:table-cell office:value-type="string">
            <text:p>0.01120</text:p>
          </table:table-cell>
          <table:table-cell office:value-type="string">
            <text:p>0.01805</text:p>
          </table:table-cell>
          <table:table-cell office:value-type="string">
            <text:p>0.01974</text:p>
          </table:table-cell>
          <table:table-cell office:value-type="string">
            <text:p>0.05414</text:p>
          </table:table-cell>
          <table:table-cell office:value-type="string">
            <text:p>21.6600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17_1</text:p>
          </table:table-cell>
          <table:table-cell office:value-type="string">
            <text:p>0.00442</text:p>
          </table:table-cell>
          <table:table-cell office:value-type="string">
            <text:p>0.00975</text:p>
          </table:table-cell>
          <table:table-cell office:value-type="string">
            <text:p>0.01258</text:p>
          </table:table-cell>
          <table:table-cell office:value-type="string">
            <text:p>0.02925</text:p>
          </table:table-cell>
          <table:table-cell office:value-type="string">
            <text:p>25.5540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phon_R01_S17_2</text:p>
          </table:table-cell>
          <table:table-cell office:value-type="string">
            <text:p>0.00461</text:p>
          </table:table-cell>
          <table:table-cell office:value-type="string">
            <text:p>0.01013</text:p>
          </table:table-cell>
          <table:table-cell office:value-type="string">
            <text:p>0.01296</text:p>
          </table:table-cell>
          <table:table-cell office:value-type="string">
            <text:p>0.03039</text:p>
          </table:table-cell>
          <table:table-cell office:value-type="string">
            <text:p>26.1380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phon_R01_S17_3</text:p>
          </table:table-cell>
          <table:table-cell office:value-type="string">
            <text:p>0.00457</text:p>
          </table:table-cell>
          <table:table-cell office:value-type="string">
            <text:p>0.00867</text:p>
          </table:table-cell>
          <table:table-cell office:value-type="string">
            <text:p>0.01108</text:p>
          </table:table-cell>
          <table:table-cell office:value-type="string">
            <text:p>0.02602</text:p>
          </table:table-cell>
          <table:table-cell office:value-type="string">
            <text:p>25.8560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phon_R01_S17_4</text:p>
          </table:table-cell>
          <table:table-cell office:value-type="string">
            <text:p>0.00526</text:p>
          </table:table-cell>
          <table:table-cell office:value-type="string">
            <text:p>0.00882</text:p>
          </table:table-cell>
          <table:table-cell office:value-type="string">
            <text:p>0.01075</text:p>
          </table:table-cell>
          <table:table-cell office:value-type="string">
            <text:p>0.02647</text:p>
          </table:table-cell>
          <table:table-cell office:value-type="string">
            <text:p>25.9640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phon_R01_S17_5</text:p>
          </table:table-cell>
          <table:table-cell office:value-type="string">
            <text:p>0.00342</text:p>
          </table:table-cell>
          <table:table-cell office:value-type="string">
            <text:p>0.00769</text:p>
          </table:table-cell>
          <table:table-cell office:value-type="string">
            <text:p>0.00957</text:p>
          </table:table-cell>
          <table:table-cell office:value-type="string">
            <text:p>0.02308</text:p>
          </table:table-cell>
          <table:table-cell office:value-type="string">
            <text:p>26.4150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phon_R01_S17_6</text:p>
          </table:table-cell>
          <table:table-cell office:value-type="string">
            <text:p>0.00408</text:p>
          </table:table-cell>
          <table:table-cell office:value-type="string">
            <text:p>0.00942</text:p>
          </table:table-cell>
          <table:table-cell office:value-type="string">
            <text:p>0.01160</text:p>
          </table:table-cell>
          <table:table-cell office:value-type="string">
            <text:p>0.02827</text:p>
          </table:table-cell>
          <table:table-cell office:value-type="string">
            <text:p>24.5470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phon_R01_S18_1</text:p>
          </table:table-cell>
          <table:table-cell office:value-type="string">
            <text:p>0.01289</text:p>
          </table:table-cell>
          <table:table-cell office:value-type="string">
            <text:p>0.01830</text:p>
          </table:table-cell>
          <table:table-cell office:value-type="string">
            <text:p>0.01810</text:p>
          </table:table-cell>
          <table:table-cell office:value-type="string">
            <text:p>0.05490</text:p>
          </table:table-cell>
          <table:table-cell office:value-type="string">
            <text:p>19.5600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18_2</text:p>
          </table:table-cell>
          <table:table-cell office:value-type="string">
            <text:p>0.01520</text:p>
          </table:table-cell>
          <table:table-cell office:value-type="string">
            <text:p>0.01638</text:p>
          </table:table-cell>
          <table:table-cell office:value-type="string">
            <text:p>0.01759</text:p>
          </table:table-cell>
          <table:table-cell office:value-type="string">
            <text:p>0.04914</text:p>
          </table:table-cell>
          <table:table-cell office:value-type="string">
            <text:p>19.9790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18_3</text:p>
          </table:table-cell>
          <table:table-cell office:value-type="string">
            <text:p>0.01941</text:p>
          </table:table-cell>
          <table:table-cell office:value-type="string">
            <text:p>0.03152</text:p>
          </table:table-cell>
          <table:table-cell office:value-type="string">
            <text:p>0.02422</text:p>
          </table:table-cell>
          <table:table-cell office:value-type="string">
            <text:p>0.09455</text:p>
          </table:table-cell>
          <table:table-cell office:value-type="string">
            <text:p>20.3380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18_4</text:p>
          </table:table-cell>
          <table:table-cell office:value-type="string">
            <text:p>0.01400</text:p>
          </table:table-cell>
          <table:table-cell office:value-type="string">
            <text:p>0.03357</text:p>
          </table:table-cell>
          <table:table-cell office:value-type="string">
            <text:p>0.02494</text:p>
          </table:table-cell>
          <table:table-cell office:value-type="string">
            <text:p>0.10070</text:p>
          </table:table-cell>
          <table:table-cell office:value-type="string">
            <text:p>21.7180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18_5</text:p>
          </table:table-cell>
          <table:table-cell office:value-type="string">
            <text:p>0.01407</text:p>
          </table:table-cell>
          <table:table-cell office:value-type="string">
            <text:p>0.01868</text:p>
          </table:table-cell>
          <table:table-cell office:value-type="string">
            <text:p>0.01906</text:p>
          </table:table-cell>
          <table:table-cell office:value-type="string">
            <text:p>0.05605</text:p>
          </table:table-cell>
          <table:table-cell office:value-type="string">
            <text:p>20.2640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18_6</text:p>
          </table:table-cell>
          <table:table-cell office:value-type="string">
            <text:p>0.01601</text:p>
          </table:table-cell>
          <table:table-cell office:value-type="string">
            <text:p>0.02749</text:p>
          </table:table-cell>
          <table:table-cell office:value-type="string">
            <text:p>0.02466</text:p>
          </table:table-cell>
          <table:table-cell office:value-type="string">
            <text:p>0.08247</text:p>
          </table:table-cell>
          <table:table-cell office:value-type="string">
            <text:p>18.5700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19_1</text:p>
          </table:table-cell>
          <table:table-cell office:value-type="string">
            <text:p>0.00540</text:p>
          </table:table-cell>
          <table:table-cell office:value-type="string">
            <text:p>0.00974</text:p>
          </table:table-cell>
          <table:table-cell office:value-type="string">
            <text:p>0.00925</text:p>
          </table:table-cell>
          <table:table-cell office:value-type="string">
            <text:p>0.02921</text:p>
          </table:table-cell>
          <table:table-cell office:value-type="string">
            <text:p>25.7420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19_2</text:p>
          </table:table-cell>
          <table:table-cell office:value-type="string">
            <text:p>0.00805</text:p>
          </table:table-cell>
          <table:table-cell office:value-type="string">
            <text:p>0.01373</text:p>
          </table:table-cell>
          <table:table-cell office:value-type="string">
            <text:p>0.01375</text:p>
          </table:table-cell>
          <table:table-cell office:value-type="string">
            <text:p>0.04120</text:p>
          </table:table-cell>
          <table:table-cell office:value-type="string">
            <text:p>24.1780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19_3</text:p>
          </table:table-cell>
          <table:table-cell office:value-type="string">
            <text:p>0.00780</text:p>
          </table:table-cell>
          <table:table-cell office:value-type="string">
            <text:p>0.01432</text:p>
          </table:table-cell>
          <table:table-cell office:value-type="string">
            <text:p>0.01325</text:p>
          </table:table-cell>
          <table:table-cell office:value-type="string">
            <text:p>0.04295</text:p>
          </table:table-cell>
          <table:table-cell office:value-type="string">
            <text:p>25.4380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19_4</text:p>
          </table:table-cell>
          <table:table-cell office:value-type="string">
            <text:p>0.00831</text:p>
          </table:table-cell>
          <table:table-cell office:value-type="string">
            <text:p>0.01284</text:p>
          </table:table-cell>
          <table:table-cell office:value-type="string">
            <text:p>0.01219</text:p>
          </table:table-cell>
          <table:table-cell office:value-type="string">
            <text:p>0.03851</text:p>
          </table:table-cell>
          <table:table-cell office:value-type="string">
            <text:p>25.1970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19_5</text:p>
          </table:table-cell>
          <table:table-cell office:value-type="string">
            <text:p>0.00810</text:p>
          </table:table-cell>
          <table:table-cell office:value-type="string">
            <text:p>0.02413</text:p>
          </table:table-cell>
          <table:table-cell office:value-type="string">
            <text:p>0.02231</text:p>
          </table:table-cell>
          <table:table-cell office:value-type="string">
            <text:p>0.07238</text:p>
          </table:table-cell>
          <table:table-cell office:value-type="string">
            <text:p>23.3700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19_6</text:p>
          </table:table-cell>
          <table:table-cell office:value-type="string">
            <text:p>0.00677</text:p>
          </table:table-cell>
          <table:table-cell office:value-type="string">
            <text:p>0.01284</text:p>
          </table:table-cell>
          <table:table-cell office:value-type="string">
            <text:p>0.01199</text:p>
          </table:table-cell>
          <table:table-cell office:value-type="string">
            <text:p>0.03852</text:p>
          </table:table-cell>
          <table:table-cell office:value-type="string">
            <text:p>25.8200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20_1</text:p>
          </table:table-cell>
          <table:table-cell office:value-type="string">
            <text:p>0.00994</text:p>
          </table:table-cell>
          <table:table-cell office:value-type="string">
            <text:p>0.01803</text:p>
          </table:table-cell>
          <table:table-cell office:value-type="string">
            <text:p>0.01886</text:p>
          </table:table-cell>
          <table:table-cell office:value-type="string">
            <text:p>0.05408</text:p>
          </table:table-cell>
          <table:table-cell office:value-type="string">
            <text:p>21.8750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20_2</text:p>
          </table:table-cell>
          <table:table-cell office:value-type="string">
            <text:p>0.01865</text:p>
          </table:table-cell>
          <table:table-cell office:value-type="string">
            <text:p>0.01773</text:p>
          </table:table-cell>
          <table:table-cell office:value-type="string">
            <text:p>0.01783</text:p>
          </table:table-cell>
          <table:table-cell office:value-type="string">
            <text:p>0.05320</text:p>
          </table:table-cell>
          <table:table-cell office:value-type="string">
            <text:p>19.2000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20_3</text:p>
          </table:table-cell>
          <table:table-cell office:value-type="string">
            <text:p>0.01168</text:p>
          </table:table-cell>
          <table:table-cell office:value-type="string">
            <text:p>0.02266</text:p>
          </table:table-cell>
          <table:table-cell office:value-type="string">
            <text:p>0.02451</text:p>
          </table:table-cell>
          <table:table-cell office:value-type="string">
            <text:p>0.06799</text:p>
          </table:table-cell>
          <table:table-cell office:value-type="string">
            <text:p>19.0550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20_4</text:p>
          </table:table-cell>
          <table:table-cell office:value-type="string">
            <text:p>0.01283</text:p>
          </table:table-cell>
          <table:table-cell office:value-type="string">
            <text:p>0.01792</text:p>
          </table:table-cell>
          <table:table-cell office:value-type="string">
            <text:p>0.01841</text:p>
          </table:table-cell>
          <table:table-cell office:value-type="string">
            <text:p>0.05377</text:p>
          </table:table-cell>
          <table:table-cell office:value-type="string">
            <text:p>19.6590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20_5</text:p>
          </table:table-cell>
          <table:table-cell office:value-type="string">
            <text:p>0.01053</text:p>
          </table:table-cell>
          <table:table-cell office:value-type="string">
            <text:p>0.01371</text:p>
          </table:table-cell>
          <table:table-cell office:value-type="string">
            <text:p>0.01421</text:p>
          </table:table-cell>
          <table:table-cell office:value-type="string">
            <text:p>0.04114</text:p>
          </table:table-cell>
          <table:table-cell office:value-type="string">
            <text:p>20.5360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20_6</text:p>
          </table:table-cell>
          <table:table-cell office:value-type="string">
            <text:p>0.00742</text:p>
          </table:table-cell>
          <table:table-cell office:value-type="string">
            <text:p>0.01277</text:p>
          </table:table-cell>
          <table:table-cell office:value-type="string">
            <text:p>0.01343</text:p>
          </table:table-cell>
          <table:table-cell office:value-type="string">
            <text:p>0.03831</text:p>
          </table:table-cell>
          <table:table-cell office:value-type="string">
            <text:p>22.2440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21_1</text:p>
          </table:table-cell>
          <table:table-cell office:value-type="string">
            <text:p>0.01254</text:p>
          </table:table-cell>
          <table:table-cell office:value-type="string">
            <text:p>0.02679</text:p>
          </table:table-cell>
          <table:table-cell office:value-type="string">
            <text:p>0.03022</text:p>
          </table:table-cell>
          <table:table-cell office:value-type="string">
            <text:p>0.08037</text:p>
          </table:table-cell>
          <table:table-cell office:value-type="string">
            <text:p>13.89300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21_2</text:p>
          </table:table-cell>
          <table:table-cell office:value-type="string">
            <text:p>0.00659</text:p>
          </table:table-cell>
          <table:table-cell office:value-type="string">
            <text:p>0.02107</text:p>
          </table:table-cell>
          <table:table-cell office:value-type="string">
            <text:p>0.02493</text:p>
          </table:table-cell>
          <table:table-cell office:value-type="string">
            <text:p>0.06321</text:p>
          </table:table-cell>
          <table:table-cell office:value-type="string">
            <text:p>16.17600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phon_R01_S21_3</text:p>
          </table:table-cell>
          <table:table-cell office:value-type="string">
            <text:p>0.00488</text:p>
          </table:table-cell>
          <table:table-cell office:value-type="string">
            <text:p>0.02073</text:p>
          </table:table-cell>
          <table:table-cell office:value-type="string">
            <text:p>0.02415</text:p>
          </table:table-cell>
          <table:table-cell office:value-type="string">
            <text:p>0.06219</text:p>
          </table:table-cell>
          <table:table-cell office:value-type="string">
            <text:p>15.92400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phon_R01_S21_4</text:p>
          </table:table-cell>
          <table:table-cell office:value-type="string">
            <text:p>0.00862</text:p>
          </table:table-cell>
          <table:table-cell office:value-type="string">
            <text:p>0.03671</text:p>
          </table:table-cell>
          <table:table-cell office:value-type="string">
            <text:p>0.04159</text:p>
          </table:table-cell>
          <table:table-cell office:value-type="string">
            <text:p>0.11012</text:p>
          </table:table-cell>
          <table:table-cell office:value-type="string">
            <text:p>13.92200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phon_R01_S21_5</text:p>
          </table:table-cell>
          <table:table-cell office:value-type="string">
            <text:p>0.00710</text:p>
          </table:table-cell>
          <table:table-cell office:value-type="string">
            <text:p>0.03788</text:p>
          </table:table-cell>
          <table:table-cell office:value-type="string">
            <text:p>0.04254</text:p>
          </table:table-cell>
          <table:table-cell office:value-type="string">
            <text:p>0.11363</text:p>
          </table:table-cell>
          <table:table-cell office:value-type="string">
            <text:p>14.73900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phon_R01_S21_6</text:p>
          </table:table-cell>
          <table:table-cell office:value-type="string">
            <text:p>0.01172</text:p>
          </table:table-cell>
          <table:table-cell office:value-type="string">
            <text:p>0.02297</text:p>
          </table:table-cell>
          <table:table-cell office:value-type="string">
            <text:p>0.02768</text:p>
          </table:table-cell>
          <table:table-cell office:value-type="string">
            <text:p>0.06892</text:p>
          </table:table-cell>
          <table:table-cell office:value-type="string">
            <text:p>11.86600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phon_R01_S21_7</text:p>
          </table:table-cell>
          <table:table-cell office:value-type="string">
            <text:p>0.01161</text:p>
          </table:table-cell>
          <table:table-cell office:value-type="string">
            <text:p>0.03650</text:p>
          </table:table-cell>
          <table:table-cell office:value-type="string">
            <text:p>0.04282</text:p>
          </table:table-cell>
          <table:table-cell office:value-type="string">
            <text:p>0.10949</text:p>
          </table:table-cell>
          <table:table-cell office:value-type="string">
            <text:p>11.74400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phon_R01_S22_1</text:p>
          </table:table-cell>
          <table:table-cell office:value-type="string">
            <text:p>0.00672</text:p>
          </table:table-cell>
          <table:table-cell office:value-type="string">
            <text:p>0.04421</text:p>
          </table:table-cell>
          <table:table-cell office:value-type="string">
            <text:p>0.04962</text:p>
          </table:table-cell>
          <table:table-cell office:value-type="string">
            <text:p>0.13262</text:p>
          </table:table-cell>
          <table:table-cell office:value-type="string">
            <text:p>19.6640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22_2</text:p>
          </table:table-cell>
          <table:table-cell office:value-type="string">
            <text:p>0.00750</text:p>
          </table:table-cell>
          <table:table-cell office:value-type="string">
            <text:p>0.02383</text:p>
          </table:table-cell>
          <table:table-cell office:value-type="string">
            <text:p>0.02521</text:p>
          </table:table-cell>
          <table:table-cell office:value-type="string">
            <text:p>0.07150</text:p>
          </table:table-cell>
          <table:table-cell office:value-type="string">
            <text:p>18.7800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22_3</text:p>
          </table:table-cell>
          <table:table-cell office:value-type="string">
            <text:p>0.00574</text:p>
          </table:table-cell>
          <table:table-cell office:value-type="string">
            <text:p>0.03341</text:p>
          </table:table-cell>
          <table:table-cell office:value-type="string">
            <text:p>0.03794</text:p>
          </table:table-cell>
          <table:table-cell office:value-type="string">
            <text:p>0.10024</text:p>
          </table:table-cell>
          <table:table-cell office:value-type="string">
            <text:p>20.9690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22_4</text:p>
          </table:table-cell>
          <table:table-cell office:value-type="string">
            <text:p>0.00587</text:p>
          </table:table-cell>
          <table:table-cell office:value-type="string">
            <text:p>0.02062</text:p>
          </table:table-cell>
          <table:table-cell office:value-type="string">
            <text:p>0.02321</text:p>
          </table:table-cell>
          <table:table-cell office:value-type="string">
            <text:p>0.06185</text:p>
          </table:table-cell>
          <table:table-cell office:value-type="string">
            <text:p>22.2190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22_5</text:p>
          </table:table-cell>
          <table:table-cell office:value-type="string">
            <text:p>0.00602</text:p>
          </table:table-cell>
          <table:table-cell office:value-type="string">
            <text:p>0.01813</text:p>
          </table:table-cell>
          <table:table-cell office:value-type="string">
            <text:p>0.01909</text:p>
          </table:table-cell>
          <table:table-cell office:value-type="string">
            <text:p>0.05439</text:p>
          </table:table-cell>
          <table:table-cell office:value-type="string">
            <text:p>21.6930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22_6</text:p>
          </table:table-cell>
          <table:table-cell office:value-type="string">
            <text:p>0.00535</text:p>
          </table:table-cell>
          <table:table-cell office:value-type="string">
            <text:p>0.01806</text:p>
          </table:table-cell>
          <table:table-cell office:value-type="string">
            <text:p>0.02024</text:p>
          </table:table-cell>
          <table:table-cell office:value-type="string">
            <text:p>0.05417</text:p>
          </table:table-cell>
          <table:table-cell office:value-type="string">
            <text:p>22.6630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24_1</text:p>
          </table:table-cell>
          <table:table-cell office:value-type="string">
            <text:p>0.02228</text:p>
          </table:table-cell>
          <table:table-cell office:value-type="string">
            <text:p>0.02135</text:p>
          </table:table-cell>
          <table:table-cell office:value-type="string">
            <text:p>0.02174</text:p>
          </table:table-cell>
          <table:table-cell office:value-type="string">
            <text:p>0.06406</text:p>
          </table:table-cell>
          <table:table-cell office:value-type="string">
            <text:p>15.3380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24_2</text:p>
          </table:table-cell>
          <table:table-cell office:value-type="string">
            <text:p>0.02478</text:p>
          </table:table-cell>
          <table:table-cell office:value-type="string">
            <text:p>0.02542</text:p>
          </table:table-cell>
          <table:table-cell office:value-type="string">
            <text:p>0.02630</text:p>
          </table:table-cell>
          <table:table-cell office:value-type="string">
            <text:p>0.07625</text:p>
          </table:table-cell>
          <table:table-cell office:value-type="string">
            <text:p>15.4330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24_3</text:p>
          </table:table-cell>
          <table:table-cell office:value-type="string">
            <text:p>0.03476</text:p>
          </table:table-cell>
          <table:table-cell office:value-type="string">
            <text:p>0.03611</text:p>
          </table:table-cell>
          <table:table-cell office:value-type="string">
            <text:p>0.03963</text:p>
          </table:table-cell>
          <table:table-cell office:value-type="string">
            <text:p>0.10833</text:p>
          </table:table-cell>
          <table:table-cell office:value-type="string">
            <text:p>12.4350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24_4</text:p>
          </table:table-cell>
          <table:table-cell office:value-type="string">
            <text:p>0.06433</text:p>
          </table:table-cell>
          <table:table-cell office:value-type="string">
            <text:p>0.05358</text:p>
          </table:table-cell>
          <table:table-cell office:value-type="string">
            <text:p>0.04791</text:p>
          </table:table-cell>
          <table:table-cell office:value-type="string">
            <text:p>0.16074</text:p>
          </table:table-cell>
          <table:table-cell office:value-type="string">
            <text:p>8.8670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24_5</text:p>
          </table:table-cell>
          <table:table-cell office:value-type="string">
            <text:p>0.02716</text:p>
          </table:table-cell>
          <table:table-cell office:value-type="string">
            <text:p>0.03223</text:p>
          </table:table-cell>
          <table:table-cell office:value-type="string">
            <text:p>0.03672</text:p>
          </table:table-cell>
          <table:table-cell office:value-type="string">
            <text:p>0.09669</text:p>
          </table:table-cell>
          <table:table-cell office:value-type="string">
            <text:p>15.0600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24_6</text:p>
          </table:table-cell>
          <table:table-cell office:value-type="string">
            <text:p>0.05563</text:p>
          </table:table-cell>
          <table:table-cell office:value-type="string">
            <text:p>0.05551</text:p>
          </table:table-cell>
          <table:table-cell office:value-type="string">
            <text:p>0.05005</text:p>
          </table:table-cell>
          <table:table-cell office:value-type="string">
            <text:p>0.16654</text:p>
          </table:table-cell>
          <table:table-cell office:value-type="string">
            <text:p>10.4890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25_1</text:p>
          </table:table-cell>
          <table:table-cell office:value-type="string">
            <text:p>0.00315</text:p>
          </table:table-cell>
          <table:table-cell office:value-type="string">
            <text:p>0.00522</text:p>
          </table:table-cell>
          <table:table-cell office:value-type="string">
            <text:p>0.00659</text:p>
          </table:table-cell>
          <table:table-cell office:value-type="string">
            <text:p>0.01567</text:p>
          </table:table-cell>
          <table:table-cell office:value-type="string">
            <text:p>26.7590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25_2</text:p>
          </table:table-cell>
          <table:table-cell office:value-type="string">
            <text:p>0.00229</text:p>
          </table:table-cell>
          <table:table-cell office:value-type="string">
            <text:p>0.00469</text:p>
          </table:table-cell>
          <table:table-cell office:value-type="string">
            <text:p>0.00582</text:p>
          </table:table-cell>
          <table:table-cell office:value-type="string">
            <text:p>0.01406</text:p>
          </table:table-cell>
          <table:table-cell office:value-type="string">
            <text:p>28.4090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25_3</text:p>
          </table:table-cell>
          <table:table-cell office:value-type="string">
            <text:p>0.00349</text:p>
          </table:table-cell>
          <table:table-cell office:value-type="string">
            <text:p>0.00660</text:p>
          </table:table-cell>
          <table:table-cell office:value-type="string">
            <text:p>0.00818</text:p>
          </table:table-cell>
          <table:table-cell office:value-type="string">
            <text:p>0.01979</text:p>
          </table:table-cell>
          <table:table-cell office:value-type="string">
            <text:p>27.4210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25_4</text:p>
          </table:table-cell>
          <table:table-cell office:value-type="string">
            <text:p>0.00204</text:p>
          </table:table-cell>
          <table:table-cell office:value-type="string">
            <text:p>0.00522</text:p>
          </table:table-cell>
          <table:table-cell office:value-type="string">
            <text:p>0.00632</text:p>
          </table:table-cell>
          <table:table-cell office:value-type="string">
            <text:p>0.01567</text:p>
          </table:table-cell>
          <table:table-cell office:value-type="string">
            <text:p>29.7460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25_5</text:p>
          </table:table-cell>
          <table:table-cell office:value-type="string">
            <text:p>0.00346</text:p>
          </table:table-cell>
          <table:table-cell office:value-type="string">
            <text:p>0.00633</text:p>
          </table:table-cell>
          <table:table-cell office:value-type="string">
            <text:p>0.00788</text:p>
          </table:table-cell>
          <table:table-cell office:value-type="string">
            <text:p>0.01898</text:p>
          </table:table-cell>
          <table:table-cell office:value-type="string">
            <text:p>26.8330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25_6</text:p>
          </table:table-cell>
          <table:table-cell office:value-type="string">
            <text:p>0.00225</text:p>
          </table:table-cell>
          <table:table-cell office:value-type="string">
            <text:p>0.00455</text:p>
          </table:table-cell>
          <table:table-cell office:value-type="string">
            <text:p>0.00576</text:p>
          </table:table-cell>
          <table:table-cell office:value-type="string">
            <text:p>0.01364</text:p>
          </table:table-cell>
          <table:table-cell office:value-type="string">
            <text:p>29.9280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26_1</text:p>
          </table:table-cell>
          <table:table-cell office:value-type="string">
            <text:p>0.01351</text:p>
          </table:table-cell>
          <table:table-cell office:value-type="string">
            <text:p>0.01771</text:p>
          </table:table-cell>
          <table:table-cell office:value-type="string">
            <text:p>0.01815</text:p>
          </table:table-cell>
          <table:table-cell office:value-type="string">
            <text:p>0.05312</text:p>
          </table:table-cell>
          <table:table-cell office:value-type="string">
            <text:p>21.9340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phon_R01_S26_2</text:p>
          </table:table-cell>
          <table:table-cell office:value-type="string">
            <text:p>0.01112</text:p>
          </table:table-cell>
          <table:table-cell office:value-type="string">
            <text:p>0.01192</text:p>
          </table:table-cell>
          <table:table-cell office:value-type="string">
            <text:p>0.01439</text:p>
          </table:table-cell>
          <table:table-cell office:value-type="string">
            <text:p>0.03576</text:p>
          </table:table-cell>
          <table:table-cell office:value-type="string">
            <text:p>23.2390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phon_R01_S26_3</text:p>
          </table:table-cell>
          <table:table-cell office:value-type="string">
            <text:p>0.01105</text:p>
          </table:table-cell>
          <table:table-cell office:value-type="string">
            <text:p>0.00952</text:p>
          </table:table-cell>
          <table:table-cell office:value-type="string">
            <text:p>0.01058</text:p>
          </table:table-cell>
          <table:table-cell office:value-type="string">
            <text:p>0.02855</text:p>
          </table:table-cell>
          <table:table-cell office:value-type="string">
            <text:p>22.4070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phon_R01_S26_4</text:p>
          </table:table-cell>
          <table:table-cell office:value-type="string">
            <text:p>0.01506</text:p>
          </table:table-cell>
          <table:table-cell office:value-type="string">
            <text:p>0.01277</text:p>
          </table:table-cell>
          <table:table-cell office:value-type="string">
            <text:p>0.01483</text:p>
          </table:table-cell>
          <table:table-cell office:value-type="string">
            <text:p>0.03831</text:p>
          </table:table-cell>
          <table:table-cell office:value-type="string">
            <text:p>21.3050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phon_R01_S26_5</text:p>
          </table:table-cell>
          <table:table-cell office:value-type="string">
            <text:p>0.00964</text:p>
          </table:table-cell>
          <table:table-cell office:value-type="string">
            <text:p>0.00861</text:p>
          </table:table-cell>
          <table:table-cell office:value-type="string">
            <text:p>0.01017</text:p>
          </table:table-cell>
          <table:table-cell office:value-type="string">
            <text:p>0.02583</text:p>
          </table:table-cell>
          <table:table-cell office:value-type="string">
            <text:p>23.6710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phon_R01_S26_6</text:p>
          </table:table-cell>
          <table:table-cell office:value-type="string">
            <text:p>0.00905</text:p>
          </table:table-cell>
          <table:table-cell office:value-type="string">
            <text:p>0.01107</text:p>
          </table:table-cell>
          <table:table-cell office:value-type="string">
            <text:p>0.01284</text:p>
          </table:table-cell>
          <table:table-cell office:value-type="string">
            <text:p>0.03320</text:p>
          </table:table-cell>
          <table:table-cell office:value-type="string">
            <text:p>21.8640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phon_R01_S27_1</text:p>
          </table:table-cell>
          <table:table-cell office:value-type="string">
            <text:p>0.01211</text:p>
          </table:table-cell>
          <table:table-cell office:value-type="string">
            <text:p>0.00796</text:p>
          </table:table-cell>
          <table:table-cell office:value-type="string">
            <text:p>0.00832</text:p>
          </table:table-cell>
          <table:table-cell office:value-type="string">
            <text:p>0.02389</text:p>
          </table:table-cell>
          <table:table-cell office:value-type="string">
            <text:p>23.6930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27_2</text:p>
          </table:table-cell>
          <table:table-cell office:value-type="string">
            <text:p>0.00642</text:p>
          </table:table-cell>
          <table:table-cell office:value-type="string">
            <text:p>0.00606</text:p>
          </table:table-cell>
          <table:table-cell office:value-type="string">
            <text:p>0.00747</text:p>
          </table:table-cell>
          <table:table-cell office:value-type="string">
            <text:p>0.01818</text:p>
          </table:table-cell>
          <table:table-cell office:value-type="string">
            <text:p>26.3560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27_3</text:p>
          </table:table-cell>
          <table:table-cell office:value-type="string">
            <text:p>0.00731</text:p>
          </table:table-cell>
          <table:table-cell office:value-type="string">
            <text:p>0.00757</text:p>
          </table:table-cell>
          <table:table-cell office:value-type="string">
            <text:p>0.00971</text:p>
          </table:table-cell>
          <table:table-cell office:value-type="string">
            <text:p>0.02270</text:p>
          </table:table-cell>
          <table:table-cell office:value-type="string">
            <text:p>25.6900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27_4</text:p>
          </table:table-cell>
          <table:table-cell office:value-type="string">
            <text:p>0.00472</text:p>
          </table:table-cell>
          <table:table-cell office:value-type="string">
            <text:p>0.00617</text:p>
          </table:table-cell>
          <table:table-cell office:value-type="string">
            <text:p>0.00744</text:p>
          </table:table-cell>
          <table:table-cell office:value-type="string">
            <text:p>0.01851</text:p>
          </table:table-cell>
          <table:table-cell office:value-type="string">
            <text:p>25.0200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27_5</text:p>
          </table:table-cell>
          <table:table-cell office:value-type="string">
            <text:p>0.00381</text:p>
          </table:table-cell>
          <table:table-cell office:value-type="string">
            <text:p>0.00679</text:p>
          </table:table-cell>
          <table:table-cell office:value-type="string">
            <text:p>0.00631</text:p>
          </table:table-cell>
          <table:table-cell office:value-type="string">
            <text:p>0.02038</text:p>
          </table:table-cell>
          <table:table-cell office:value-type="string">
            <text:p>24.5810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27_6</text:p>
          </table:table-cell>
          <table:table-cell office:value-type="string">
            <text:p>0.00723</text:p>
          </table:table-cell>
          <table:table-cell office:value-type="string">
            <text:p>0.00849</text:p>
          </table:table-cell>
          <table:table-cell office:value-type="string">
            <text:p>0.01117</text:p>
          </table:table-cell>
          <table:table-cell office:value-type="string">
            <text:p>0.02548</text:p>
          </table:table-cell>
          <table:table-cell office:value-type="string">
            <text:p>24.7430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27_7</text:p>
          </table:table-cell>
          <table:table-cell office:value-type="string">
            <text:p>0.00628</text:p>
          </table:table-cell>
          <table:table-cell office:value-type="string">
            <text:p>0.00534</text:p>
          </table:table-cell>
          <table:table-cell office:value-type="string">
            <text:p>0.00630</text:p>
          </table:table-cell>
          <table:table-cell office:value-type="string">
            <text:p>0.01603</text:p>
          </table:table-cell>
          <table:table-cell office:value-type="string">
            <text:p>27.1660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32_1</text:p>
          </table:table-cell>
          <table:table-cell office:value-type="string">
            <text:p>0.00641</text:p>
          </table:table-cell>
          <table:table-cell office:value-type="string">
            <text:p>0.00538</text:p>
          </table:table-cell>
          <table:table-cell office:value-type="string">
            <text:p>0.00570</text:p>
          </table:table-cell>
          <table:table-cell office:value-type="string">
            <text:p>0.01614</text:p>
          </table:table-cell>
          <table:table-cell office:value-type="string">
            <text:p>26.842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32_2</text:p>
          </table:table-cell>
          <table:table-cell office:value-type="string">
            <text:p>0.00349</text:p>
          </table:table-cell>
          <table:table-cell office:value-type="string">
            <text:p>0.00476</text:p>
          </table:table-cell>
          <table:table-cell office:value-type="string">
            <text:p>0.00588</text:p>
          </table:table-cell>
          <table:table-cell office:value-type="string">
            <text:p>0.01428</text:p>
          </table:table-cell>
          <table:table-cell office:value-type="string">
            <text:p>26.369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32_3</text:p>
          </table:table-cell>
          <table:table-cell office:value-type="string">
            <text:p>0.00808</text:p>
          </table:table-cell>
          <table:table-cell office:value-type="string">
            <text:p>0.00703</text:p>
          </table:table-cell>
          <table:table-cell office:value-type="string">
            <text:p>0.00820</text:p>
          </table:table-cell>
          <table:table-cell office:value-type="string">
            <text:p>0.02110</text:p>
          </table:table-cell>
          <table:table-cell office:value-type="string">
            <text:p>23.949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32_4</text:p>
          </table:table-cell>
          <table:table-cell office:value-type="string">
            <text:p>0.00671</text:p>
          </table:table-cell>
          <table:table-cell office:value-type="string">
            <text:p>0.00721</text:p>
          </table:table-cell>
          <table:table-cell office:value-type="string">
            <text:p>0.00815</text:p>
          </table:table-cell>
          <table:table-cell office:value-type="string">
            <text:p>0.02164</text:p>
          </table:table-cell>
          <table:table-cell office:value-type="string">
            <text:p>26.017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32_5</text:p>
          </table:table-cell>
          <table:table-cell office:value-type="string">
            <text:p>0.00508</text:p>
          </table:table-cell>
          <table:table-cell office:value-type="string">
            <text:p>0.00633</text:p>
          </table:table-cell>
          <table:table-cell office:value-type="string">
            <text:p>0.00701</text:p>
          </table:table-cell>
          <table:table-cell office:value-type="string">
            <text:p>0.01898</text:p>
          </table:table-cell>
          <table:table-cell office:value-type="string">
            <text:p>23.389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32_6</text:p>
          </table:table-cell>
          <table:table-cell office:value-type="string">
            <text:p>0.00504</text:p>
          </table:table-cell>
          <table:table-cell office:value-type="string">
            <text:p>0.00490</text:p>
          </table:table-cell>
          <table:table-cell office:value-type="string">
            <text:p>0.00621</text:p>
          </table:table-cell>
          <table:table-cell office:value-type="string">
            <text:p>0.01471</text:p>
          </table:table-cell>
          <table:table-cell office:value-type="string">
            <text:p>25.619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33_1</text:p>
          </table:table-cell>
          <table:table-cell office:value-type="string">
            <text:p>0.00873</text:p>
          </table:table-cell>
          <table:table-cell office:value-type="string">
            <text:p>0.02683</text:p>
          </table:table-cell>
          <table:table-cell office:value-type="string">
            <text:p>0.03112</text:p>
          </table:table-cell>
          <table:table-cell office:value-type="string">
            <text:p>0.08050</text:p>
          </table:table-cell>
          <table:table-cell office:value-type="string">
            <text:p>17.06000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33_2</text:p>
          </table:table-cell>
          <table:table-cell office:value-type="string">
            <text:p>0.00731</text:p>
          </table:table-cell>
          <table:table-cell office:value-type="string">
            <text:p>0.02229</text:p>
          </table:table-cell>
          <table:table-cell office:value-type="string">
            <text:p>0.02592</text:p>
          </table:table-cell>
          <table:table-cell office:value-type="string">
            <text:p>0.06688</text:p>
          </table:table-cell>
          <table:table-cell office:value-type="string">
            <text:p>17.70700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33_3</text:p>
          </table:table-cell>
          <table:table-cell office:value-type="string">
            <text:p>0.00658</text:p>
          </table:table-cell>
          <table:table-cell office:value-type="string">
            <text:p>0.02385</text:p>
          </table:table-cell>
          <table:table-cell office:value-type="string">
            <text:p>0.02973</text:p>
          </table:table-cell>
          <table:table-cell office:value-type="string">
            <text:p>0.07154</text:p>
          </table:table-cell>
          <table:table-cell office:value-type="string">
            <text:p>19.01300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33_4</text:p>
          </table:table-cell>
          <table:table-cell office:value-type="string">
            <text:p>0.00772</text:p>
          </table:table-cell>
          <table:table-cell office:value-type="string">
            <text:p>0.02896</text:p>
          </table:table-cell>
          <table:table-cell office:value-type="string">
            <text:p>0.03347</text:p>
          </table:table-cell>
          <table:table-cell office:value-type="string">
            <text:p>0.08689</text:p>
          </table:table-cell>
          <table:table-cell office:value-type="string">
            <text:p>16.74700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33_5</text:p>
          </table:table-cell>
          <table:table-cell office:value-type="string">
            <text:p>0.00715</text:p>
          </table:table-cell>
          <table:table-cell office:value-type="string">
            <text:p>0.03070</text:p>
          </table:table-cell>
          <table:table-cell office:value-type="string">
            <text:p>0.03530</text:p>
          </table:table-cell>
          <table:table-cell office:value-type="string">
            <text:p>0.09211</text:p>
          </table:table-cell>
          <table:table-cell office:value-type="string">
            <text:p>17.36600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33_6</text:p>
          </table:table-cell>
          <table:table-cell office:value-type="string">
            <text:p>0.00542</text:p>
          </table:table-cell>
          <table:table-cell office:value-type="string">
            <text:p>0.01514</text:p>
          </table:table-cell>
          <table:table-cell office:value-type="string">
            <text:p>0.01812</text:p>
          </table:table-cell>
          <table:table-cell office:value-type="string">
            <text:p>0.04543</text:p>
          </table:table-cell>
          <table:table-cell office:value-type="string">
            <text:p>18.80100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34_1</text:p>
          </table:table-cell>
          <table:table-cell office:value-type="string">
            <text:p>0.00696</text:p>
          </table:table-cell>
          <table:table-cell office:value-type="string">
            <text:p>0.01713</text:p>
          </table:table-cell>
          <table:table-cell office:value-type="string">
            <text:p>0.01964</text:p>
          </table:table-cell>
          <table:table-cell office:value-type="string">
            <text:p>0.05139</text:p>
          </table:table-cell>
          <table:table-cell office:value-type="string">
            <text:p>18.54000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phon_R01_S34_2</text:p>
          </table:table-cell>
          <table:table-cell office:value-type="string">
            <text:p>0.01285</text:p>
          </table:table-cell>
          <table:table-cell office:value-type="string">
            <text:p>0.04016</text:p>
          </table:table-cell>
          <table:table-cell office:value-type="string">
            <text:p>0.04003</text:p>
          </table:table-cell>
          <table:table-cell office:value-type="string">
            <text:p>0.12047</text:p>
          </table:table-cell>
          <table:table-cell office:value-type="string">
            <text:p>15.64800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phon_R01_S34_3</text:p>
          </table:table-cell>
          <table:table-cell office:value-type="string">
            <text:p>0.00546</text:p>
          </table:table-cell>
          <table:table-cell office:value-type="string">
            <text:p>0.02055</text:p>
          </table:table-cell>
          <table:table-cell office:value-type="string">
            <text:p>0.02076</text:p>
          </table:table-cell>
          <table:table-cell office:value-type="string">
            <text:p>0.06165</text:p>
          </table:table-cell>
          <table:table-cell office:value-type="string">
            <text:p>18.70200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phon_R01_S34_4</text:p>
          </table:table-cell>
          <table:table-cell office:value-type="string">
            <text:p>0.00568</text:p>
          </table:table-cell>
          <table:table-cell office:value-type="string">
            <text:p>0.01117</text:p>
          </table:table-cell>
          <table:table-cell office:value-type="string">
            <text:p>0.01177</text:p>
          </table:table-cell>
          <table:table-cell office:value-type="string">
            <text:p>0.03350</text:p>
          </table:table-cell>
          <table:table-cell office:value-type="string">
            <text:p>18.68700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phon_R01_S34_5</text:p>
          </table:table-cell>
          <table:table-cell office:value-type="string">
            <text:p>0.00301</text:p>
          </table:table-cell>
          <table:table-cell office:value-type="string">
            <text:p>0.01475</text:p>
          </table:table-cell>
          <table:table-cell office:value-type="string">
            <text:p>0.01558</text:p>
          </table:table-cell>
          <table:table-cell office:value-type="string">
            <text:p>0.04426</text:p>
          </table:table-cell>
          <table:table-cell office:value-type="string">
            <text:p>20.68000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phon_R01_S34_6</text:p>
          </table:table-cell>
          <table:table-cell office:value-type="string">
            <text:p>0.00506</text:p>
          </table:table-cell>
          <table:table-cell office:value-type="string">
            <text:p>0.01379</text:p>
          </table:table-cell>
          <table:table-cell office:value-type="string">
            <text:p>0.01478</text:p>
          </table:table-cell>
          <table:table-cell office:value-type="string">
            <text:p>0.04137</text:p>
          </table:table-cell>
          <table:table-cell office:value-type="string">
            <text:p>20.36600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phon_R01_S35_1</text:p>
          </table:table-cell>
          <table:table-cell office:value-type="string">
            <text:p>0.02589</text:p>
          </table:table-cell>
          <table:table-cell office:value-type="string">
            <text:p>0.03804</text:p>
          </table:table-cell>
          <table:table-cell office:value-type="string">
            <text:p>0.05426</text:p>
          </table:table-cell>
          <table:table-cell office:value-type="string">
            <text:p>0.11411</text:p>
          </table:table-cell>
          <table:table-cell office:value-type="string">
            <text:p>12.35900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phon_R01_S35_2</text:p>
          </table:table-cell>
          <table:table-cell office:value-type="string">
            <text:p>0.02546</text:p>
          </table:table-cell>
          <table:table-cell office:value-type="string">
            <text:p>0.02865</text:p>
          </table:table-cell>
          <table:table-cell office:value-type="string">
            <text:p>0.04101</text:p>
          </table:table-cell>
          <table:table-cell office:value-type="string">
            <text:p>0.08595</text:p>
          </table:table-cell>
          <table:table-cell office:value-type="string">
            <text:p>14.36700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phon_R01_S35_3</text:p>
          </table:table-cell>
          <table:table-cell office:value-type="string">
            <text:p>0.02987</text:p>
          </table:table-cell>
          <table:table-cell office:value-type="string">
            <text:p>0.03474</text:p>
          </table:table-cell>
          <table:table-cell office:value-type="string">
            <text:p>0.04580</text:p>
          </table:table-cell>
          <table:table-cell office:value-type="string">
            <text:p>0.10422</text:p>
          </table:table-cell>
          <table:table-cell office:value-type="string">
            <text:p>12.29800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phon_R01_S35_4</text:p>
          </table:table-cell>
          <table:table-cell office:value-type="string">
            <text:p>0.02756</text:p>
          </table:table-cell>
          <table:table-cell office:value-type="string">
            <text:p>0.03515</text:p>
          </table:table-cell>
          <table:table-cell office:value-type="string">
            <text:p>0.04265</text:p>
          </table:table-cell>
          <table:table-cell office:value-type="string">
            <text:p>0.10546</text:p>
          </table:table-cell>
          <table:table-cell office:value-type="string">
            <text:p>14.98900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phon_R01_S35_5</text:p>
          </table:table-cell>
          <table:table-cell office:value-type="string">
            <text:p>0.03225</text:p>
          </table:table-cell>
          <table:table-cell office:value-type="string">
            <text:p>0.02699</text:p>
          </table:table-cell>
          <table:table-cell office:value-type="string">
            <text:p>0.03714</text:p>
          </table:table-cell>
          <table:table-cell office:value-type="string">
            <text:p>0.08096</text:p>
          </table:table-cell>
          <table:table-cell office:value-type="string">
            <text:p>12.52900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phon_R01_S35_6</text:p>
          </table:table-cell>
          <table:table-cell office:value-type="string">
            <text:p>0.05401</text:p>
          </table:table-cell>
          <table:table-cell office:value-type="string">
            <text:p>0.05647</text:p>
          </table:table-cell>
          <table:table-cell office:value-type="string">
            <text:p>0.07940</text:p>
          </table:table-cell>
          <table:table-cell office:value-type="string">
            <text:p>0.16942</text:p>
          </table:table-cell>
          <table:table-cell office:value-type="string">
            <text:p>8.44100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phon_R01_S35_7</text:p>
          </table:table-cell>
          <table:table-cell office:value-type="string">
            <text:p>0.04705</text:p>
          </table:table-cell>
          <table:table-cell office:value-type="string">
            <text:p>0.04284</text:p>
          </table:table-cell>
          <table:table-cell office:value-type="string">
            <text:p>0.05556</text:p>
          </table:table-cell>
          <table:table-cell office:value-type="string">
            <text:p>0.12851</text:p>
          </table:table-cell>
          <table:table-cell office:value-type="string">
            <text:p>9.44900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phon_R01_S37_1</text:p>
          </table:table-cell>
          <table:table-cell office:value-type="string">
            <text:p>0.01164</text:p>
          </table:table-cell>
          <table:table-cell office:value-type="string">
            <text:p>0.01340</text:p>
          </table:table-cell>
          <table:table-cell office:value-type="string">
            <text:p>0.01399</text:p>
          </table:table-cell>
          <table:table-cell office:value-type="string">
            <text:p>0.04019</text:p>
          </table:table-cell>
          <table:table-cell office:value-type="string">
            <text:p>21.52000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37_2</text:p>
          </table:table-cell>
          <table:table-cell office:value-type="string">
            <text:p>0.01179</text:p>
          </table:table-cell>
          <table:table-cell office:value-type="string">
            <text:p>0.01484</text:p>
          </table:table-cell>
          <table:table-cell office:value-type="string">
            <text:p>0.01405</text:p>
          </table:table-cell>
          <table:table-cell office:value-type="string">
            <text:p>0.04451</text:p>
          </table:table-cell>
          <table:table-cell office:value-type="string">
            <text:p>21.82400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37_3</text:p>
          </table:table-cell>
          <table:table-cell office:value-type="string">
            <text:p>0.01067</text:p>
          </table:table-cell>
          <table:table-cell office:value-type="string">
            <text:p>0.01659</text:p>
          </table:table-cell>
          <table:table-cell office:value-type="string">
            <text:p>0.01804</text:p>
          </table:table-cell>
          <table:table-cell office:value-type="string">
            <text:p>0.04977</text:p>
          </table:table-cell>
          <table:table-cell office:value-type="string">
            <text:p>22.43100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37_4</text:p>
          </table:table-cell>
          <table:table-cell office:value-type="string">
            <text:p>0.01246</text:p>
          </table:table-cell>
          <table:table-cell office:value-type="string">
            <text:p>0.01205</text:p>
          </table:table-cell>
          <table:table-cell office:value-type="string">
            <text:p>0.01289</text:p>
          </table:table-cell>
          <table:table-cell office:value-type="string">
            <text:p>0.03615</text:p>
          </table:table-cell>
          <table:table-cell office:value-type="string">
            <text:p>22.95300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37_5</text:p>
          </table:table-cell>
          <table:table-cell office:value-type="string">
            <text:p>0.03351</text:p>
          </table:table-cell>
          <table:table-cell office:value-type="string">
            <text:p>0.02610</text:p>
          </table:table-cell>
          <table:table-cell office:value-type="string">
            <text:p>0.02161</text:p>
          </table:table-cell>
          <table:table-cell office:value-type="string">
            <text:p>0.07830</text:p>
          </table:table-cell>
          <table:table-cell office:value-type="string">
            <text:p>19.07500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37_6</text:p>
          </table:table-cell>
          <table:table-cell office:value-type="string">
            <text:p>0.01778</text:p>
          </table:table-cell>
          <table:table-cell office:value-type="string">
            <text:p>0.01500</text:p>
          </table:table-cell>
          <table:table-cell office:value-type="string">
            <text:p>0.01581</text:p>
          </table:table-cell>
          <table:table-cell office:value-type="string">
            <text:p>0.04499</text:p>
          </table:table-cell>
          <table:table-cell office:value-type="string">
            <text:p>21.53400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39_1</text:p>
          </table:table-cell>
          <table:table-cell office:value-type="string">
            <text:p>0.00962</text:p>
          </table:table-cell>
          <table:table-cell office:value-type="string">
            <text:p>0.01360</text:p>
          </table:table-cell>
          <table:table-cell office:value-type="string">
            <text:p>0.01650</text:p>
          </table:table-cell>
          <table:table-cell office:value-type="string">
            <text:p>0.04079</text:p>
          </table:table-cell>
          <table:table-cell office:value-type="string">
            <text:p>19.6510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39_2</text:p>
          </table:table-cell>
          <table:table-cell office:value-type="string">
            <text:p>0.00896</text:p>
          </table:table-cell>
          <table:table-cell office:value-type="string">
            <text:p>0.01579</text:p>
          </table:table-cell>
          <table:table-cell office:value-type="string">
            <text:p>0.01994</text:p>
          </table:table-cell>
          <table:table-cell office:value-type="string">
            <text:p>0.04736</text:p>
          </table:table-cell>
          <table:table-cell office:value-type="string">
            <text:p>20.4370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39_3</text:p>
          </table:table-cell>
          <table:table-cell office:value-type="string">
            <text:p>0.01057</text:p>
          </table:table-cell>
          <table:table-cell office:value-type="string">
            <text:p>0.01644</text:p>
          </table:table-cell>
          <table:table-cell office:value-type="string">
            <text:p>0.01722</text:p>
          </table:table-cell>
          <table:table-cell office:value-type="string">
            <text:p>0.04933</text:p>
          </table:table-cell>
          <table:table-cell office:value-type="string">
            <text:p>19.3880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39_4</text:p>
          </table:table-cell>
          <table:table-cell office:value-type="string">
            <text:p>0.01097</text:p>
          </table:table-cell>
          <table:table-cell office:value-type="string">
            <text:p>0.01864</text:p>
          </table:table-cell>
          <table:table-cell office:value-type="string">
            <text:p>0.01940</text:p>
          </table:table-cell>
          <table:table-cell office:value-type="string">
            <text:p>0.05592</text:p>
          </table:table-cell>
          <table:table-cell office:value-type="string">
            <text:p>18.9540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39_5</text:p>
          </table:table-cell>
          <table:table-cell office:value-type="string">
            <text:p>0.00873</text:p>
          </table:table-cell>
          <table:table-cell office:value-type="string">
            <text:p>0.00967</text:p>
          </table:table-cell>
          <table:table-cell office:value-type="string">
            <text:p>0.01033</text:p>
          </table:table-cell>
          <table:table-cell office:value-type="string">
            <text:p>0.02902</text:p>
          </table:table-cell>
          <table:table-cell office:value-type="string">
            <text:p>21.2190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39_6</text:p>
          </table:table-cell>
          <table:table-cell office:value-type="string">
            <text:p>0.01480</text:p>
          </table:table-cell>
          <table:table-cell office:value-type="string">
            <text:p>0.01579</text:p>
          </table:table-cell>
          <table:table-cell office:value-type="string">
            <text:p>0.01553</text:p>
          </table:table-cell>
          <table:table-cell office:value-type="string">
            <text:p>0.04736</text:p>
          </table:table-cell>
          <table:table-cell office:value-type="string">
            <text:p>18.4470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42_1</text:p>
          </table:table-cell>
          <table:table-cell office:value-type="string">
            <text:p>0.00462</text:p>
          </table:table-cell>
          <table:table-cell office:value-type="string">
            <text:p>0.01410</text:p>
          </table:table-cell>
          <table:table-cell office:value-type="string">
            <text:p>0.01426</text:p>
          </table:table-cell>
          <table:table-cell office:value-type="string">
            <text:p>0.04231</text:p>
          </table:table-cell>
          <table:table-cell office:value-type="string">
            <text:p>24.07800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phon_R01_S42_2</text:p>
          </table:table-cell>
          <table:table-cell office:value-type="string">
            <text:p>0.00519</text:p>
          </table:table-cell>
          <table:table-cell office:value-type="string">
            <text:p>0.00696</text:p>
          </table:table-cell>
          <table:table-cell office:value-type="string">
            <text:p>0.00747</text:p>
          </table:table-cell>
          <table:table-cell office:value-type="string">
            <text:p>0.02089</text:p>
          </table:table-cell>
          <table:table-cell office:value-type="string">
            <text:p>24.67900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phon_R01_S42_3</text:p>
          </table:table-cell>
          <table:table-cell office:value-type="string">
            <text:p>0.00616</text:p>
          </table:table-cell>
          <table:table-cell office:value-type="string">
            <text:p>0.01186</text:p>
          </table:table-cell>
          <table:table-cell office:value-type="string">
            <text:p>0.01230</text:p>
          </table:table-cell>
          <table:table-cell office:value-type="string">
            <text:p>0.03557</text:p>
          </table:table-cell>
          <table:table-cell office:value-type="string">
            <text:p>21.08300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phon_R01_S42_4</text:p>
          </table:table-cell>
          <table:table-cell office:value-type="string">
            <text:p>0.01470</text:p>
          </table:table-cell>
          <table:table-cell office:value-type="string">
            <text:p>0.01279</text:p>
          </table:table-cell>
          <table:table-cell office:value-type="string">
            <text:p>0.01272</text:p>
          </table:table-cell>
          <table:table-cell office:value-type="string">
            <text:p>0.03836</text:p>
          </table:table-cell>
          <table:table-cell office:value-type="string">
            <text:p>19.26900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phon_R01_S42_5</text:p>
          </table:table-cell>
          <table:table-cell office:value-type="string">
            <text:p>0.00949</text:p>
          </table:table-cell>
          <table:table-cell office:value-type="string">
            <text:p>0.01176</text:p>
          </table:table-cell>
          <table:table-cell office:value-type="string">
            <text:p>0.01191</text:p>
          </table:table-cell>
          <table:table-cell office:value-type="string">
            <text:p>0.03529</text:p>
          </table:table-cell>
          <table:table-cell office:value-type="string">
            <text:p>21.02000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phon_R01_S42_6</text:p>
          </table:table-cell>
          <table:table-cell office:value-type="string">
            <text:p>0.00837</text:p>
          </table:table-cell>
          <table:table-cell office:value-type="string">
            <text:p>0.01084</text:p>
          </table:table-cell>
          <table:table-cell office:value-type="string">
            <text:p>0.01121</text:p>
          </table:table-cell>
          <table:table-cell office:value-type="string">
            <text:p>0.03253</text:p>
          </table:table-cell>
          <table:table-cell office:value-type="string">
            <text:p>21.52800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phon_R01_S43_1</text:p>
          </table:table-cell>
          <table:table-cell office:value-type="string">
            <text:p>0.00499</text:p>
          </table:table-cell>
          <table:table-cell office:value-type="string">
            <text:p>0.00664</text:p>
          </table:table-cell>
          <table:table-cell office:value-type="string">
            <text:p>0.00786</text:p>
          </table:table-cell>
          <table:table-cell office:value-type="string">
            <text:p>0.01992</text:p>
          </table:table-cell>
          <table:table-cell office:value-type="string">
            <text:p>26.4360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43_2</text:p>
          </table:table-cell>
          <table:table-cell office:value-type="string">
            <text:p>0.00510</text:p>
          </table:table-cell>
          <table:table-cell office:value-type="string">
            <text:p>0.00754</text:p>
          </table:table-cell>
          <table:table-cell office:value-type="string">
            <text:p>0.00950</text:p>
          </table:table-cell>
          <table:table-cell office:value-type="string">
            <text:p>0.02261</text:p>
          </table:table-cell>
          <table:table-cell office:value-type="string">
            <text:p>26.5500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43_3</text:p>
          </table:table-cell>
          <table:table-cell office:value-type="string">
            <text:p>0.00514</text:p>
          </table:table-cell>
          <table:table-cell office:value-type="string">
            <text:p>0.00748</text:p>
          </table:table-cell>
          <table:table-cell office:value-type="string">
            <text:p>0.00905</text:p>
          </table:table-cell>
          <table:table-cell office:value-type="string">
            <text:p>0.02245</text:p>
          </table:table-cell>
          <table:table-cell office:value-type="string">
            <text:p>26.5470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43_4</text:p>
          </table:table-cell>
          <table:table-cell office:value-type="string">
            <text:p>0.00528</text:p>
          </table:table-cell>
          <table:table-cell office:value-type="string">
            <text:p>0.00881</text:p>
          </table:table-cell>
          <table:table-cell office:value-type="string">
            <text:p>0.01062</text:p>
          </table:table-cell>
          <table:table-cell office:value-type="string">
            <text:p>0.02643</text:p>
          </table:table-cell>
          <table:table-cell office:value-type="string">
            <text:p>25.4450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43_5</text:p>
          </table:table-cell>
          <table:table-cell office:value-type="string">
            <text:p>0.00480</text:p>
          </table:table-cell>
          <table:table-cell office:value-type="string">
            <text:p>0.00812</text:p>
          </table:table-cell>
          <table:table-cell office:value-type="string">
            <text:p>0.00933</text:p>
          </table:table-cell>
          <table:table-cell office:value-type="string">
            <text:p>0.02436</text:p>
          </table:table-cell>
          <table:table-cell office:value-type="string">
            <text:p>26.0050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43_6</text:p>
          </table:table-cell>
          <table:table-cell office:value-type="string">
            <text:p>0.00507</text:p>
          </table:table-cell>
          <table:table-cell office:value-type="string">
            <text:p>0.00874</text:p>
          </table:table-cell>
          <table:table-cell office:value-type="string">
            <text:p>0.01021</text:p>
          </table:table-cell>
          <table:table-cell office:value-type="string">
            <text:p>0.02623</text:p>
          </table:table-cell>
          <table:table-cell office:value-type="string">
            <text:p>26.1430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44_1</text:p>
          </table:table-cell>
          <table:table-cell office:value-type="string">
            <text:p>0.00406</text:p>
          </table:table-cell>
          <table:table-cell office:value-type="string">
            <text:p>0.00728</text:p>
          </table:table-cell>
          <table:table-cell office:value-type="string">
            <text:p>0.00886</text:p>
          </table:table-cell>
          <table:table-cell office:value-type="string">
            <text:p>0.02184</text:p>
          </table:table-cell>
          <table:table-cell office:value-type="string">
            <text:p>24.1510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44_2</text:p>
          </table:table-cell>
          <table:table-cell office:value-type="string">
            <text:p>0.00456</text:p>
          </table:table-cell>
          <table:table-cell office:value-type="string">
            <text:p>0.00839</text:p>
          </table:table-cell>
          <table:table-cell office:value-type="string">
            <text:p>0.00956</text:p>
          </table:table-cell>
          <table:table-cell office:value-type="string">
            <text:p>0.02518</text:p>
          </table:table-cell>
          <table:table-cell office:value-type="string">
            <text:p>24.4120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44_3</text:p>
          </table:table-cell>
          <table:table-cell office:value-type="string">
            <text:p>0.00612</text:p>
          </table:table-cell>
          <table:table-cell office:value-type="string">
            <text:p>0.00725</text:p>
          </table:table-cell>
          <table:table-cell office:value-type="string">
            <text:p>0.00876</text:p>
          </table:table-cell>
          <table:table-cell office:value-type="string">
            <text:p>0.02175</text:p>
          </table:table-cell>
          <table:table-cell office:value-type="string">
            <text:p>23.6830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44_4</text:p>
          </table:table-cell>
          <table:table-cell office:value-type="string">
            <text:p>0.00619</text:p>
          </table:table-cell>
          <table:table-cell office:value-type="string">
            <text:p>0.01321</text:p>
          </table:table-cell>
          <table:table-cell office:value-type="string">
            <text:p>0.01574</text:p>
          </table:table-cell>
          <table:table-cell office:value-type="string">
            <text:p>0.03964</text:p>
          </table:table-cell>
          <table:table-cell office:value-type="string">
            <text:p>23.1330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44_5</text:p>
          </table:table-cell>
          <table:table-cell office:value-type="string">
            <text:p>0.00605</text:p>
          </table:table-cell>
          <table:table-cell office:value-type="string">
            <text:p>0.00950</text:p>
          </table:table-cell>
          <table:table-cell office:value-type="string">
            <text:p>0.01103</text:p>
          </table:table-cell>
          <table:table-cell office:value-type="string">
            <text:p>0.02849</text:p>
          </table:table-cell>
          <table:table-cell office:value-type="string">
            <text:p>22.8660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44_6</text:p>
          </table:table-cell>
          <table:table-cell office:value-type="string">
            <text:p>0.00521</text:p>
          </table:table-cell>
          <table:table-cell office:value-type="string">
            <text:p>0.01155</text:p>
          </table:table-cell>
          <table:table-cell office:value-type="string">
            <text:p>0.01341</text:p>
          </table:table-cell>
          <table:table-cell office:value-type="string">
            <text:p>0.03464</text:p>
          </table:table-cell>
          <table:table-cell office:value-type="string">
            <text:p>23.0080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49_1</text:p>
          </table:table-cell>
          <table:table-cell office:value-type="string">
            <text:p>0.00558</text:p>
          </table:table-cell>
          <table:table-cell office:value-type="string">
            <text:p>0.00864</text:p>
          </table:table-cell>
          <table:table-cell office:value-type="string">
            <text:p>0.01223</text:p>
          </table:table-cell>
          <table:table-cell office:value-type="string">
            <text:p>0.02592</text:p>
          </table:table-cell>
          <table:table-cell office:value-type="string">
            <text:p>23.0790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49_2</text:p>
          </table:table-cell>
          <table:table-cell office:value-type="string">
            <text:p>0.00780</text:p>
          </table:table-cell>
          <table:table-cell office:value-type="string">
            <text:p>0.00810</text:p>
          </table:table-cell>
          <table:table-cell office:value-type="string">
            <text:p>0.01144</text:p>
          </table:table-cell>
          <table:table-cell office:value-type="string">
            <text:p>0.02429</text:p>
          </table:table-cell>
          <table:table-cell office:value-type="string">
            <text:p>22.0850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49_3</text:p>
          </table:table-cell>
          <table:table-cell office:value-type="string">
            <text:p>0.00403</text:p>
          </table:table-cell>
          <table:table-cell office:value-type="string">
            <text:p>0.00667</text:p>
          </table:table-cell>
          <table:table-cell office:value-type="string">
            <text:p>0.00990</text:p>
          </table:table-cell>
          <table:table-cell office:value-type="string">
            <text:p>0.02001</text:p>
          </table:table-cell>
          <table:table-cell office:value-type="string">
            <text:p>24.1990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49_4</text:p>
          </table:table-cell>
          <table:table-cell office:value-type="string">
            <text:p>0.00762</text:p>
          </table:table-cell>
          <table:table-cell office:value-type="string">
            <text:p>0.00820</text:p>
          </table:table-cell>
          <table:table-cell office:value-type="string">
            <text:p>0.00972</text:p>
          </table:table-cell>
          <table:table-cell office:value-type="string">
            <text:p>0.02460</text:p>
          </table:table-cell>
          <table:table-cell office:value-type="string">
            <text:p>23.9580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49_5</text:p>
          </table:table-cell>
          <table:table-cell office:value-type="string">
            <text:p>0.00345</text:p>
          </table:table-cell>
          <table:table-cell office:value-type="string">
            <text:p>0.00631</text:p>
          </table:table-cell>
          <table:table-cell office:value-type="string">
            <text:p>0.00789</text:p>
          </table:table-cell>
          <table:table-cell office:value-type="string">
            <text:p>0.01892</text:p>
          </table:table-cell>
          <table:table-cell office:value-type="string">
            <text:p>25.0230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49_6</text:p>
          </table:table-cell>
          <table:table-cell office:value-type="string">
            <text:p>0.00439</text:p>
          </table:table-cell>
          <table:table-cell office:value-type="string">
            <text:p>0.00557</text:p>
          </table:table-cell>
          <table:table-cell office:value-type="string">
            <text:p>0.00721</text:p>
          </table:table-cell>
          <table:table-cell office:value-type="string">
            <text:p>0.01672</text:p>
          </table:table-cell>
          <table:table-cell office:value-type="string">
            <text:p>24.7750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on_R01_S50_1</text:p>
          </table:table-cell>
          <table:table-cell office:value-type="string">
            <text:p>0.01235</text:p>
          </table:table-cell>
          <table:table-cell office:value-type="string">
            <text:p>0.01454</text:p>
          </table:table-cell>
          <table:table-cell office:value-type="string">
            <text:p>0.01582</text:p>
          </table:table-cell>
          <table:table-cell office:value-type="string">
            <text:p>0.04363</text:p>
          </table:table-cell>
          <table:table-cell office:value-type="string">
            <text:p>19.36800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phon_R01_S50_2</text:p>
          </table:table-cell>
          <table:table-cell office:value-type="string">
            <text:p>0.00790</text:p>
          </table:table-cell>
          <table:table-cell office:value-type="string">
            <text:p>0.02336</text:p>
          </table:table-cell>
          <table:table-cell office:value-type="string">
            <text:p>0.02498</text:p>
          </table:table-cell>
          <table:table-cell office:value-type="string">
            <text:p>0.07008</text:p>
          </table:table-cell>
          <table:table-cell office:value-type="string">
            <text:p>19.51700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phon_R01_S50_3</text:p>
          </table:table-cell>
          <table:table-cell office:value-type="string">
            <text:p>0.00994</text:p>
          </table:table-cell>
          <table:table-cell office:value-type="string">
            <text:p>0.01604</text:p>
          </table:table-cell>
          <table:table-cell office:value-type="string">
            <text:p>0.01657</text:p>
          </table:table-cell>
          <table:table-cell office:value-type="string">
            <text:p>0.04812</text:p>
          </table:table-cell>
          <table:table-cell office:value-type="string">
            <text:p>19.14700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phon_R01_S50_4</text:p>
          </table:table-cell>
          <table:table-cell office:value-type="string">
            <text:p>0.01873</text:p>
          </table:table-cell>
          <table:table-cell office:value-type="string">
            <text:p>0.01268</text:p>
          </table:table-cell>
          <table:table-cell office:value-type="string">
            <text:p>0.01365</text:p>
          </table:table-cell>
          <table:table-cell office:value-type="string">
            <text:p>0.03804</text:p>
          </table:table-cell>
          <table:table-cell office:value-type="string">
            <text:p>17.88300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phon_R01_S50_5</text:p>
          </table:table-cell>
          <table:table-cell office:value-type="string">
            <text:p>0.01109</text:p>
          </table:table-cell>
          <table:table-cell office:value-type="string">
            <text:p>0.01265</text:p>
          </table:table-cell>
          <table:table-cell office:value-type="string">
            <text:p>0.01321</text:p>
          </table:table-cell>
          <table:table-cell office:value-type="string">
            <text:p>0.03794</text:p>
          </table:table-cell>
          <table:table-cell office:value-type="string">
            <text:p>19.02000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phon_R01_S50_6</text:p>
          </table:table-cell>
          <table:table-cell office:value-type="string">
            <text:p>0.00885</text:p>
          </table:table-cell>
          <table:table-cell office:value-type="string">
            <text:p>0.01026</text:p>
          </table:table-cell>
          <table:table-cell office:value-type="string">
            <text:p>0.01161</text:p>
          </table:table-cell>
          <table:table-cell office:value-type="string">
            <text:p>0.03078</text:p>
          </table:table-cell>
          <table:table-cell office:value-type="string">
            <text:p>21.20900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8"/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4">04.01.2012</text:date>, <text:time>21:03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12-19T22:37:06.92</meta:creation-date>
    <dc:date>2012-01-04T21:03:04.40</dc:date>
    <meta:editing-duration>PT00H41M21S</meta:editing-duration>
    <meta:editing-cycles>17</meta:editing-cycles>
    <meta:generator>IBM_Lotus_Symphony/3.0$Win32 OpenOffice.org_project/310m11$Build-9399</meta:generator>
    <meta:document-statistic meta:table-count="3" meta:cell-count="1712" meta:object-count="0"/>
    <meta:user-defined meta:name="Informacje 1"/>
    <meta:user-defined meta:name="Informacje 2"/>
    <meta:user-defined meta:name="Informacje 3"/>
    <meta:user-defined meta:name="Informacje 4"/>
  </office:meta>
</office:document-meta>
</file>